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Percent" style:data-style-name="N14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Microsoft JhengHei" style:font-name-asian="Microsoft JhengHei" style:font-name-complex="Microsoft JhengHei"/>
    </style:style>
    <style:style style:name="T1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98638888888889cm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2.29305555555556cm"/>
    </style:style>
    <style:style style:name="co4" style:family="table-column">
      <style:table-column-properties fo:break-before="auto" style:column-width="2.02847222222222cm"/>
    </style:style>
    <style:style style:name="co5" style:family="table-column">
      <style:table-column-properties fo:break-before="auto" style:column-width="3.56305555555556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3.24555555555556cm"/>
    </style:style>
    <style:style style:name="co9" style:family="table-column">
      <style:table-column-properties fo:break-before="auto" style:column-width="2.46944444444444cm" style:use-optimal-column-width="true"/>
    </style:style>
    <style:style style:name="co10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3">
            <text:p>Demand</text:p>
          </table:table-cell>
          <table:table-cell office:value-type="string" table:style-name="ce5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美福⼤飯店</text:span></text:p>
          </table:table-cell>
          <table:table-cell office:value-type="string" table:style-name="ce3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2983" table:style-name="ce2">
            <text:p>2983</text:p>
          </table:table-cell>
          <table:table-cell office:value-type="string" table:style-name="ce2">
            <text:p><text:span text:style-name="T1">65.91%</text:span></text:p>
          </table:table-cell>
          <table:table-cell office:value-type="float" office:value="6581" table:style-name="ce2">
            <text:p>6581</text:p>
          </table:table-cell>
          <table:table-cell office:value-type="float" office:value="19632299" table:style-name="ce2">
            <text:p>19632299</text:p>
          </table:table-cell>
          <table:table-cell office:value-type="float" office:value="62187318" table:style-name="ce2">
            <text:p>62187318</text:p>
          </table:table-cell>
          <table:table-cell office:value-type="float" office:value="87781891" table:style-name="ce1">
            <text:p>877818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圓⼭⼤飯店</text:span></text:p>
          </table:table-cell>
          <table:table-cell office:value-type="string" table:style-name="ce3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2808" table:style-name="ce2">
            <text:p>12808</text:p>
          </table:table-cell>
          <table:table-cell office:value-type="string" table:style-name="ce2">
            <text:p><text:span text:style-name="T1">82.63%</text:span></text:p>
          </table:table-cell>
          <table:table-cell office:value-type="float" office:value="3939" table:style-name="ce2">
            <text:p>3939</text:p>
          </table:table-cell>
          <table:table-cell office:value-type="float" office:value="50453170" table:style-name="ce2">
            <text:p>50453170</text:p>
          </table:table-cell>
          <table:table-cell office:value-type="float" office:value="53289489" table:style-name="ce2">
            <text:p>53289489</text:p>
          </table:table-cell>
          <table:table-cell office:value-type="float" office:value="117062082" table:style-name="ce1">
            <text:p>1170620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國賓⼤飯店</text:span></text:p>
          </table:table-cell>
          <table:table-cell office:value-type="string" table:style-name="ce3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10616" table:style-name="ce2">
            <text:p>10616</text:p>
          </table:table-cell>
          <table:table-cell office:value-type="string" table:style-name="ce2">
            <text:p><text:span text:style-name="T1">81.15%</text:span></text:p>
          </table:table-cell>
          <table:table-cell office:value-type="float" office:value="3876" table:style-name="ce2">
            <text:p>3876</text:p>
          </table:table-cell>
          <table:table-cell office:value-type="float" office:value="41145690" table:style-name="ce2">
            <text:p>41145690</text:p>
          </table:table-cell>
          <table:table-cell office:value-type="float" office:value="77983791" table:style-name="ce2">
            <text:p>77983791</text:p>
          </table:table-cell>
          <table:table-cell office:value-type="float" office:value="126610333" table:style-name="ce1">
            <text:p>1266103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華國⼤飯店</text:span></text:p>
          </table:table-cell>
          <table:table-cell office:value-type="string" table:style-name="ce3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8498" table:style-name="ce2">
            <text:p>8498</text:p>
          </table:table-cell>
          <table:table-cell office:value-type="string" table:style-name="ce2">
            <text:p><text:span text:style-name="T1">84.09%</text:span></text:p>
          </table:table-cell>
          <table:table-cell office:value-type="float" office:value="3099" table:style-name="ce2">
            <text:p>3099</text:p>
          </table:table-cell>
          <table:table-cell office:value-type="float" office:value="26333424" table:style-name="ce2">
            <text:p>26333424</text:p>
          </table:table-cell>
          <table:table-cell office:value-type="float" office:value="8834557" table:style-name="ce2">
            <text:p>8834557</text:p>
          </table:table-cell>
          <table:table-cell office:value-type="float" office:value="36981336" table:style-name="ce1">
            <text:p>369813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華泰王⼦⼤飯店</text:span></text:p>
          </table:table-cell>
          <table:table-cell office:value-type="string" table:style-name="ce3">
            <text:p>Taipei</text:p>
          </table:table-cell>
          <table:table-cell office:value-type="float" office:value="218" table:style-name="ce2">
            <text:p>218</text:p>
          </table:table-cell>
          <table:table-cell office:value-type="float" office:value="5505" table:style-name="ce2">
            <text:p>5505</text:p>
          </table:table-cell>
          <table:table-cell office:value-type="string" table:style-name="ce2">
            <text:p><text:span text:style-name="T1">81.46%</text:span></text:p>
          </table:table-cell>
          <table:table-cell office:value-type="float" office:value="2794" table:style-name="ce2">
            <text:p>2794</text:p>
          </table:table-cell>
          <table:table-cell office:value-type="float" office:value="15378773" table:style-name="ce2">
            <text:p>15378773</text:p>
          </table:table-cell>
          <table:table-cell office:value-type="float" office:value="11911582" table:style-name="ce2">
            <text:p>11911582</text:p>
          </table:table-cell>
          <table:table-cell office:value-type="float" office:value="30528152" table:style-name="ce1">
            <text:p>305281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國王⼤飯店</text:span></text:p>
          </table:table-cell>
          <table:table-cell office:value-type="string" table:style-name="ce3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2410" table:style-name="ce2">
            <text:p>2410</text:p>
          </table:table-cell>
          <table:table-cell office:value-type="string" table:style-name="ce2">
            <text:p><text:span text:style-name="T1">80.15%</text:span></text:p>
          </table:table-cell>
          <table:table-cell office:value-type="float" office:value="1592" table:style-name="ce2">
            <text:p>1592</text:p>
          </table:table-cell>
          <table:table-cell office:value-type="float" office:value="3837363" table:style-name="ce2">
            <text:p>3837363</text:p>
          </table:table-cell>
          <table:table-cell office:value-type="float" office:value="1109281" table:style-name="ce2">
            <text:p>1109281</text:p>
          </table:table-cell>
          <table:table-cell office:value-type="float" office:value="5039997" table:style-name="ce1">
            <text:p>50399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mperor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豪景⼤酒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5474" table:style-name="ce2">
            <text:p>5474</text:p>
          </table:table-cell>
          <table:table-cell office:value-type="string" table:style-name="ce2">
            <text:p><text:span text:style-name="T1">84.49%</text:span></text:p>
          </table:table-cell>
          <table:table-cell office:value-type="float" office:value="1948" table:style-name="ce2">
            <text:p>1948</text:p>
          </table:table-cell>
          <table:table-cell office:value-type="float" office:value="10661598" table:style-name="ce2">
            <text:p>10661598</text:p>
          </table:table-cell>
          <table:table-cell office:value-type="float" office:value="1663703" table:style-name="ce2">
            <text:p>1663703</text:p>
          </table:table-cell>
          <table:table-cell office:value-type="float" office:value="12594096" table:style-name="ce1">
            <text:p>125940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凱撒⼤飯店</text:span></text:p>
          </table:table-cell>
          <table:table-cell office:value-type="string" table:style-name="ce3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4021" table:style-name="ce2">
            <text:p>14021</text:p>
          </table:table-cell>
          <table:table-cell office:value-type="string" table:style-name="ce2">
            <text:p><text:span text:style-name="T1">94.62%</text:span></text:p>
          </table:table-cell>
          <table:table-cell office:value-type="float" office:value="3673" table:style-name="ce2">
            <text:p>3673</text:p>
          </table:table-cell>
          <table:table-cell office:value-type="float" office:value="51505603" table:style-name="ce2">
            <text:p>51505603</text:p>
          </table:table-cell>
          <table:table-cell office:value-type="float" office:value="21926599" table:style-name="ce2">
            <text:p>21926599</text:p>
          </table:table-cell>
          <table:table-cell office:value-type="float" office:value="77907176" table:style-name="ce1">
            <text:p>779071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康華⼤飯店</text:span></text:p>
          </table:table-cell>
          <table:table-cell office:value-type="string" table:style-name="ce3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4898" table:style-name="ce2">
            <text:p>4898</text:p>
          </table:table-cell>
          <table:table-cell office:value-type="string" table:style-name="ce2">
            <text:p><text:span text:style-name="T1">73.49%</text:span></text:p>
          </table:table-cell>
          <table:table-cell office:value-type="float" office:value="2550" table:style-name="ce2">
            <text:p>2550</text:p>
          </table:table-cell>
          <table:table-cell office:value-type="float" office:value="12490850" table:style-name="ce2">
            <text:p>12490850</text:p>
          </table:table-cell>
          <table:table-cell office:value-type="float" office:value="10822461" table:style-name="ce2">
            <text:p>10822461</text:p>
          </table:table-cell>
          <table:table-cell office:value-type="float" office:value="24085355" table:style-name="ce1">
            <text:p>240853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神旺⼤飯店</text:span></text:p>
          </table:table-cell>
          <table:table-cell office:value-type="string" table:style-name="ce3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7272" table:style-name="ce2">
            <text:p>7272</text:p>
          </table:table-cell>
          <table:table-cell office:value-type="string" table:style-name="ce2">
            <text:p><text:span text:style-name="T1">87.53%</text:span></text:p>
          </table:table-cell>
          <table:table-cell office:value-type="float" office:value="2714" table:style-name="ce2">
            <text:p>2714</text:p>
          </table:table-cell>
          <table:table-cell office:value-type="float" office:value="19733242" table:style-name="ce2">
            <text:p>19733242</text:p>
          </table:table-cell>
          <table:table-cell office:value-type="float" office:value="27893753" table:style-name="ce2">
            <text:p>27893753</text:p>
          </table:table-cell>
          <table:table-cell office:value-type="float" office:value="51527419" table:style-name="ce1">
            <text:p>515274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兄弟⼤飯店</text:span></text:p>
          </table:table-cell>
          <table:table-cell office:value-type="string" table:style-name="ce3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5675" table:style-name="ce2">
            <text:p>5675</text:p>
          </table:table-cell>
          <table:table-cell office:value-type="string" table:style-name="ce2">
            <text:p><text:span text:style-name="T1">73.23%</text:span></text:p>
          </table:table-cell>
          <table:table-cell office:value-type="float" office:value="3601" table:style-name="ce2">
            <text:p>3601</text:p>
          </table:table-cell>
          <table:table-cell office:value-type="float" office:value="20437580" table:style-name="ce2">
            <text:p>20437580</text:p>
          </table:table-cell>
          <table:table-cell office:value-type="float" office:value="41325585" table:style-name="ce2">
            <text:p>41325585</text:p>
          </table:table-cell>
          <table:table-cell office:value-type="float" office:value="66261664" table:style-name="ce1">
            <text:p>662616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rother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三德⼤飯店</text:span></text:p>
          </table:table-cell>
          <table:table-cell office:value-type="string" table:style-name="ce3">
            <text:p>Taipei</text:p>
          </table:table-cell>
          <table:table-cell office:value-type="float" office:value="255" table:style-name="ce2">
            <text:p>255</text:p>
          </table:table-cell>
          <table:table-cell office:value-type="float" office:value="5378" table:style-name="ce2">
            <text:p>5378</text:p>
          </table:table-cell>
          <table:table-cell office:value-type="string" table:style-name="ce2">
            <text:p><text:span text:style-name="T1">68.03%</text:span></text:p>
          </table:table-cell>
          <table:table-cell office:value-type="float" office:value="2150" table:style-name="ce2">
            <text:p>2150</text:p>
          </table:table-cell>
          <table:table-cell office:value-type="float" office:value="11564597" table:style-name="ce2">
            <text:p>11564597</text:p>
          </table:table-cell>
          <table:table-cell office:value-type="float" office:value="4469411" table:style-name="ce2">
            <text:p>4469411</text:p>
          </table:table-cell>
          <table:table-cell office:value-type="float" office:value="18557480" table:style-name="ce1">
            <text:p>185574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tos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亞都麗緻⼤飯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5206" table:style-name="ce2">
            <text:p>5206</text:p>
          </table:table-cell>
          <table:table-cell office:value-type="string" table:style-name="ce2">
            <text:p><text:span text:style-name="T1">80.35%</text:span></text:p>
          </table:table-cell>
          <table:table-cell office:value-type="float" office:value="4158" table:style-name="ce2">
            <text:p>4158</text:p>
          </table:table-cell>
          <table:table-cell office:value-type="float" office:value="21644695" table:style-name="ce2">
            <text:p>21644695</text:p>
          </table:table-cell>
          <table:table-cell office:value-type="float" office:value="10782771" table:style-name="ce2">
            <text:p>10782771</text:p>
          </table:table-cell>
          <table:table-cell office:value-type="float" office:value="36580564" table:style-name="ce1">
            <text:p>365805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國聯⼤飯店</text:span></text:p>
          </table:table-cell>
          <table:table-cell office:value-type="string" table:style-name="ce3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4994" table:style-name="ce2">
            <text:p>4994</text:p>
          </table:table-cell>
          <table:table-cell office:value-type="string" table:style-name="ce2">
            <text:p><text:span text:style-name="T1">66.29%</text:span></text:p>
          </table:table-cell>
          <table:table-cell office:value-type="float" office:value="2484" table:style-name="ce2">
            <text:p>2484</text:p>
          </table:table-cell>
          <table:table-cell office:value-type="float" office:value="12407581" table:style-name="ce2">
            <text:p>12407581</text:p>
          </table:table-cell>
          <table:table-cell office:value-type="float" office:value="1666119" table:style-name="ce2">
            <text:p>1666119</text:p>
          </table:table-cell>
          <table:table-cell office:value-type="float" office:value="15583523" table:style-name="ce1">
            <text:p>155835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nited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寒舍喜來登⼤飯店</text:span></text:p>
          </table:table-cell>
          <table:table-cell office:value-type="string" table:style-name="ce3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7089" table:style-name="ce2">
            <text:p>17089</text:p>
          </table:table-cell>
          <table:table-cell office:value-type="string" table:style-name="ce2">
            <text:p><text:span text:style-name="T1">80.12%</text:span></text:p>
          </table:table-cell>
          <table:table-cell office:value-type="float" office:value="5159" table:style-name="ce2">
            <text:p>5159</text:p>
          </table:table-cell>
          <table:table-cell office:value-type="float" office:value="88155818" table:style-name="ce2">
            <text:p>88155818</text:p>
          </table:table-cell>
          <table:table-cell office:value-type="float" office:value="108260718" table:style-name="ce2">
            <text:p>108260718</text:p>
          </table:table-cell>
          <table:table-cell office:value-type="float" office:value="219997520" table:style-name="ce1">
            <text:p>2199975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老爺⼤酒店</text:span></text:p>
          </table:table-cell>
          <table:table-cell office:value-type="string" table:style-name="ce3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5981" table:style-name="ce2">
            <text:p>5981</text:p>
          </table:table-cell>
          <table:table-cell office:value-type="string" table:style-name="ce2">
            <text:p><text:span text:style-name="T1">95.51%</text:span></text:p>
          </table:table-cell>
          <table:table-cell office:value-type="float" office:value="5148" table:style-name="ce2">
            <text:p>5148</text:p>
          </table:table-cell>
          <table:table-cell office:value-type="float" office:value="30790127" table:style-name="ce2">
            <text:p>30790127</text:p>
          </table:table-cell>
          <table:table-cell office:value-type="float" office:value="23582382" table:style-name="ce2">
            <text:p>23582382</text:p>
          </table:table-cell>
          <table:table-cell office:value-type="float" office:value="62049253" table:style-name="ce1">
            <text:p>620492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華⼤飯店</text:span></text:p>
          </table:table-cell>
          <table:table-cell office:value-type="string" table:style-name="ce3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14929" table:style-name="ce2">
            <text:p>14929</text:p>
          </table:table-cell>
          <table:table-cell office:value-type="string" table:style-name="ce2">
            <text:p><text:span text:style-name="T1">79.47%</text:span></text:p>
          </table:table-cell>
          <table:table-cell office:value-type="float" office:value="3910" table:style-name="ce2">
            <text:p>3910</text:p>
          </table:table-cell>
          <table:table-cell office:value-type="float" office:value="58368000" table:style-name="ce2">
            <text:p>58368000</text:p>
          </table:table-cell>
          <table:table-cell office:value-type="float" office:value="40239000" table:style-name="ce2">
            <text:p>40239000</text:p>
          </table:table-cell>
          <table:table-cell office:value-type="float" office:value="116824000" table:style-name="ce1">
            <text:p>116824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君悅酒店</text:span></text:p>
          </table:table-cell>
          <table:table-cell office:value-type="string" table:style-name="ce3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20362" table:style-name="ce2">
            <text:p>20362</text:p>
          </table:table-cell>
          <table:table-cell office:value-type="string" table:style-name="ce2">
            <text:p><text:span text:style-name="T1">77.28%</text:span></text:p>
          </table:table-cell>
          <table:table-cell office:value-type="float" office:value="6095" table:style-name="ce2">
            <text:p>6095</text:p>
          </table:table-cell>
          <table:table-cell office:value-type="float" office:value="124112756" table:style-name="ce2">
            <text:p>124112756</text:p>
          </table:table-cell>
          <table:table-cell office:value-type="float" office:value="103052610" table:style-name="ce2">
            <text:p>103052610</text:p>
          </table:table-cell>
          <table:table-cell office:value-type="float" office:value="256527253" table:style-name="ce1">
            <text:p>2565272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華酒店</text:span></text:p>
          </table:table-cell>
          <table:table-cell office:value-type="string" table:style-name="ce3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14019" table:style-name="ce2">
            <text:p>14019</text:p>
          </table:table-cell>
          <table:table-cell office:value-type="string" table:style-name="ce2">
            <text:p><text:span text:style-name="T1">84.06%</text:span></text:p>
          </table:table-cell>
          <table:table-cell office:value-type="float" office:value="5634" table:style-name="ce2">
            <text:p>5634</text:p>
          </table:table-cell>
          <table:table-cell office:value-type="float" office:value="78980736" table:style-name="ce2">
            <text:p>78980736</text:p>
          </table:table-cell>
          <table:table-cell office:value-type="float" office:value="129748784" table:style-name="ce2">
            <text:p>129748784</text:p>
          </table:table-cell>
          <table:table-cell office:value-type="float" office:value="263363802" table:style-name="ce1">
            <text:p>2633638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egent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⻄華⼤飯店</text:span></text:p>
          </table:table-cell>
          <table:table-cell office:value-type="string" table:style-name="ce3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9376" table:style-name="ce2">
            <text:p>9376</text:p>
          </table:table-cell>
          <table:table-cell office:value-type="string" table:style-name="ce2">
            <text:p><text:span text:style-name="T1">88.18%</text:span></text:p>
          </table:table-cell>
          <table:table-cell office:value-type="float" office:value="4365" table:style-name="ce2">
            <text:p>4365</text:p>
          </table:table-cell>
          <table:table-cell office:value-type="float" office:value="40926854" table:style-name="ce2">
            <text:p>40926854</text:p>
          </table:table-cell>
          <table:table-cell office:value-type="float" office:value="19943021" table:style-name="ce2">
            <text:p>19943021</text:p>
          </table:table-cell>
          <table:table-cell office:value-type="float" office:value="66928099" table:style-name="ce1">
            <text:p>669280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herwood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香格⾥拉台北遠東國際⼤飯店</text:span></text:p>
          </table:table-cell>
          <table:table-cell office:value-type="string" table:style-name="ce3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10348" table:style-name="ce2">
            <text:p>10348</text:p>
          </table:table-cell>
          <table:table-cell office:value-type="string" table:style-name="ce2">
            <text:p><text:span text:style-name="T1">79.48%</text:span></text:p>
          </table:table-cell>
          <table:table-cell office:value-type="float" office:value="6204" table:style-name="ce2">
            <text:p>6204</text:p>
          </table:table-cell>
          <table:table-cell office:value-type="float" office:value="64201580" table:style-name="ce2">
            <text:p>64201580</text:p>
          </table:table-cell>
          <table:table-cell office:value-type="float" office:value="64952948" table:style-name="ce2">
            <text:p>64952948</text:p>
          </table:table-cell>
          <table:table-cell office:value-type="float" office:value="147772355" table:style-name="ce1">
            <text:p>1477723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麗信花園酒店</text:span></text:p>
          </table:table-cell>
          <table:table-cell office:value-type="string" table:style-name="ce3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5570" table:style-name="ce2">
            <text:p>5570</text:p>
          </table:table-cell>
          <table:table-cell office:value-type="string" table:style-name="ce2">
            <text:p><text:span text:style-name="T1">88.51%</text:span></text:p>
          </table:table-cell>
          <table:table-cell office:value-type="float" office:value="2260" table:style-name="ce2">
            <text:p>2260</text:p>
          </table:table-cell>
          <table:table-cell office:value-type="float" office:value="12587434" table:style-name="ce2">
            <text:p>12587434</text:p>
          </table:table-cell>
          <table:table-cell office:value-type="float" office:value="6397555" table:style-name="ce2">
            <text:p>6397555</text:p>
          </table:table-cell>
          <table:table-cell office:value-type="float" office:value="25555575" table:style-name="ce1">
            <text:p>255555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寒舍艾美酒店</text:span></text:p>
          </table:table-cell>
          <table:table-cell office:value-type="string" table:style-name="ce3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<text:span text:style-name="T1">83.06%</text:span></text:p>
          </table:table-cell>
          <table:table-cell office:value-type="float" office:value="9342" table:style-name="ce2">
            <text:p>9342</text:p>
          </table:table-cell>
          <table:table-cell office:value-type="float" office:value="38488103" table:style-name="ce2">
            <text:p>38488103</text:p>
          </table:table-cell>
          <table:table-cell office:value-type="float" office:value="58949492" table:style-name="ce2">
            <text:p>58949492</text:p>
          </table:table-cell>
          <table:table-cell office:value-type="float" office:value="113365552" table:style-name="ce1">
            <text:p>1133655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W飯店</text:span></text:p>
          </table:table-cell>
          <table:table-cell office:value-type="string" table:style-name="ce3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10537" table:style-name="ce2">
            <text:p>10537</text:p>
          </table:table-cell>
          <table:table-cell office:value-type="string" table:style-name="ce2">
            <text:p><text:span text:style-name="T1">83.93%</text:span></text:p>
          </table:table-cell>
          <table:table-cell office:value-type="float" office:value="8740" table:style-name="ce2">
            <text:p>8740</text:p>
          </table:table-cell>
          <table:table-cell office:value-type="float" office:value="92088945" table:style-name="ce2">
            <text:p>92088945</text:p>
          </table:table-cell>
          <table:table-cell office:value-type="float" office:value="55424837" table:style-name="ce2">
            <text:p>55424837</text:p>
          </table:table-cell>
          <table:table-cell office:value-type="float" office:value="166930048" table:style-name="ce1">
            <text:p>1669300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萬豪酒店</text:span></text:p>
          </table:table-cell>
          <table:table-cell office:value-type="string" table:style-name="ce3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8481" table:style-name="ce2">
            <text:p>8481</text:p>
          </table:table-cell>
          <table:table-cell office:value-type="string" table:style-name="ce2">
            <text:p><text:span text:style-name="T1">86.03%</text:span></text:p>
          </table:table-cell>
          <table:table-cell office:value-type="float" office:value="5812" table:style-name="ce2">
            <text:p>5812</text:p>
          </table:table-cell>
          <table:table-cell office:value-type="float" office:value="49291804" table:style-name="ce2">
            <text:p>49291804</text:p>
          </table:table-cell>
          <table:table-cell office:value-type="float" office:value="63150812" table:style-name="ce2">
            <text:p>63150812</text:p>
          </table:table-cell>
          <table:table-cell office:value-type="float" office:value="148000316" table:style-name="ce1">
            <text:p>1480003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亞⼠都飯店</text:span></text:p>
          </table:table-cell>
          <table:table-cell office:value-type="string" table:style-name="ce3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614" table:style-name="ce2">
            <text:p>614</text:p>
          </table:table-cell>
          <table:table-cell office:value-type="string" table:style-name="ce2">
            <text:p><text:span text:style-name="T1">49.52%</text:span></text:p>
          </table:table-cell>
          <table:table-cell office:value-type="float" office:value="2389" table:style-name="ce2">
            <text:p>2389</text:p>
          </table:table-cell>
          <table:table-cell office:value-type="float" office:value="1467030" table:style-name="ce2">
            <text:p>1467030</text:p>
          </table:table-cell>
          <table:table-cell office:value-type="float" office:value="0" table:style-name="ce2">
            <text:p>0</text:p>
          </table:table-cell>
          <table:table-cell office:value-type="float" office:value="1467030" table:style-name="ce1">
            <text:p>14670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第一⼤飯店</text:span></text:p>
          </table:table-cell>
          <table:table-cell office:value-type="string" table:style-name="ce3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4770" table:style-name="ce2">
            <text:p>4770</text:p>
          </table:table-cell>
          <table:table-cell office:value-type="string" table:style-name="ce2">
            <text:p><text:span text:style-name="T1">87.43%</text:span></text:p>
          </table:table-cell>
          <table:table-cell office:value-type="float" office:value="1571" table:style-name="ce2">
            <text:p>1571</text:p>
          </table:table-cell>
          <table:table-cell office:value-type="float" office:value="7493216" table:style-name="ce2">
            <text:p>7493216</text:p>
          </table:table-cell>
          <table:table-cell office:value-type="float" office:value="2905892" table:style-name="ce2">
            <text:p>2905892</text:p>
          </table:table-cell>
          <table:table-cell office:value-type="float" office:value="29926320" table:style-name="ce1">
            <text:p>299263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irst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六福客棧</text:span></text:p>
          </table:table-cell>
          <table:table-cell office:value-type="string" table:style-name="ce3">
            <text:p>Taipei</text:p>
          </table:table-cell>
          <table:table-cell office:value-type="float" office:value="226" table:style-name="ce2">
            <text:p>226</text:p>
          </table:table-cell>
          <table:table-cell office:value-type="float" office:value="6643" table:style-name="ce2">
            <text:p>6643</text:p>
          </table:table-cell>
          <table:table-cell office:value-type="string" table:style-name="ce2">
            <text:p><text:span text:style-name="T1">94.82%</text:span></text:p>
          </table:table-cell>
          <table:table-cell office:value-type="float" office:value="1314" table:style-name="ce2">
            <text:p>1314</text:p>
          </table:table-cell>
          <table:table-cell office:value-type="float" office:value="8728838" table:style-name="ce2">
            <text:p>8728838</text:p>
          </table:table-cell>
          <table:table-cell office:value-type="float" office:value="6884350" table:style-name="ce2">
            <text:p>6884350</text:p>
          </table:table-cell>
          <table:table-cell office:value-type="float" office:value="16207790" table:style-name="ce1">
            <text:p>1620779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洛碁⼤飯店花華本館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3229" table:style-name="ce2">
            <text:p>3229</text:p>
          </table:table-cell>
          <table:table-cell office:value-type="string" table:style-name="ce2">
            <text:p><text:span text:style-name="T1">93.00%</text:span></text:p>
          </table:table-cell>
          <table:table-cell office:value-type="float" office:value="1855" table:style-name="ce2">
            <text:p>1855</text:p>
          </table:table-cell>
          <table:table-cell office:value-type="float" office:value="5988656" table:style-name="ce2">
            <text:p>5988656</text:p>
          </table:table-cell>
          <table:table-cell office:value-type="float" office:value="0" table:style-name="ce2">
            <text:p>0</text:p>
          </table:table-cell>
          <table:table-cell office:value-type="float" office:value="5988656" table:style-name="ce1">
            <text:p>59886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義華酒店</text:span></text:p>
          </table:table-cell>
          <table:table-cell office:value-type="string" table:style-name="ce3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1155" table:style-name="ce2">
            <text:p>1155</text:p>
          </table:table-cell>
          <table:table-cell office:value-type="string" table:style-name="ce2">
            <text:p><text:span text:style-name="T1">25.01%</text:span></text:p>
          </table:table-cell>
          <table:table-cell office:value-type="float" office:value="4249" table:style-name="ce2">
            <text:p>4249</text:p>
          </table:table-cell>
          <table:table-cell office:value-type="float" office:value="4907595" table:style-name="ce2">
            <text:p>4907595</text:p>
          </table:table-cell>
          <table:table-cell office:value-type="float" office:value="168591" table:style-name="ce2">
            <text:p>168591</text:p>
          </table:table-cell>
          <table:table-cell office:value-type="float" office:value="8517908" table:style-name="ce1">
            <text:p>85179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IHU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歐華酒店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462" table:style-name="ce2">
            <text:p>2462</text:p>
          </table:table-cell>
          <table:table-cell office:value-type="string" table:style-name="ce2">
            <text:p><text:span text:style-name="T1">70.91%</text:span></text:p>
          </table:table-cell>
          <table:table-cell office:value-type="float" office:value="2978" table:style-name="ce2">
            <text:p>2978</text:p>
          </table:table-cell>
          <table:table-cell office:value-type="float" office:value="7331476" table:style-name="ce2">
            <text:p>7331476</text:p>
          </table:table-cell>
          <table:table-cell office:value-type="float" office:value="6204188" table:style-name="ce2">
            <text:p>6204188</text:p>
          </table:table-cell>
          <table:table-cell office:value-type="float" office:value="15058531" table:style-name="ce1">
            <text:p>150585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慶泰⼤飯店</text:span></text:p>
          </table:table-cell>
          <table:table-cell office:value-type="string" table:style-name="ce3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3906" table:style-name="ce2">
            <text:p>3906</text:p>
          </table:table-cell>
          <table:table-cell office:value-type="string" table:style-name="ce2">
            <text:p><text:span text:style-name="T1">84.00%</text:span></text:p>
          </table:table-cell>
          <table:table-cell office:value-type="float" office:value="2858" table:style-name="ce2">
            <text:p>2858</text:p>
          </table:table-cell>
          <table:table-cell office:value-type="float" office:value="11165275" table:style-name="ce2">
            <text:p>11165275</text:p>
          </table:table-cell>
          <table:table-cell office:value-type="float" office:value="7148810" table:style-name="ce2">
            <text:p>7148810</text:p>
          </table:table-cell>
          <table:table-cell office:value-type="float" office:value="19095321" table:style-name="ce1">
            <text:p>190953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ala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天成⼤飯店</text:span></text:p>
          </table:table-cell>
          <table:table-cell office:value-type="string" table:style-name="ce3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6816" table:style-name="ce2">
            <text:p>6816</text:p>
          </table:table-cell>
          <table:table-cell office:value-type="string" table:style-name="ce2">
            <text:p><text:span text:style-name="T1">97.72%</text:span></text:p>
          </table:table-cell>
          <table:table-cell office:value-type="float" office:value="3034" table:style-name="ce2">
            <text:p>3034</text:p>
          </table:table-cell>
          <table:table-cell office:value-type="float" office:value="20678319" table:style-name="ce2">
            <text:p>20678319</text:p>
          </table:table-cell>
          <table:table-cell office:value-type="float" office:value="34031609" table:style-name="ce2">
            <text:p>34031609</text:p>
          </table:table-cell>
          <table:table-cell office:value-type="float" office:value="58473444" table:style-name="ce1">
            <text:p>584734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台北一館</text:span></text:p>
          </table:table-cell>
          <table:table-cell office:value-type="string" table:style-name="ce3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2715" table:style-name="ce2">
            <text:p>2715</text:p>
          </table:table-cell>
          <table:table-cell office:value-type="string" table:style-name="ce2">
            <text:p><text:span text:style-name="T1">72.98%</text:span></text:p>
          </table:table-cell>
          <table:table-cell office:value-type="float" office:value="3171" table:style-name="ce2">
            <text:p>3171</text:p>
          </table:table-cell>
          <table:table-cell office:value-type="float" office:value="8608221" table:style-name="ce2">
            <text:p>8608221</text:p>
          </table:table-cell>
          <table:table-cell office:value-type="float" office:value="10062479" table:style-name="ce2">
            <text:p>10062479</text:p>
          </table:table-cell>
          <table:table-cell office:value-type="float" office:value="19850209" table:style-name="ce1">
            <text:p>198502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⾸都⼤飯店</text:span></text:p>
          </table:table-cell>
          <table:table-cell office:value-type="string" table:style-name="ce3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3412" table:style-name="ce2">
            <text:p>3412</text:p>
          </table:table-cell>
          <table:table-cell office:value-type="string" table:style-name="ce2">
            <text:p><text:span text:style-name="T1">85.32%</text:span></text:p>
          </table:table-cell>
          <table:table-cell office:value-type="float" office:value="3228" table:style-name="ce2">
            <text:p>3228</text:p>
          </table:table-cell>
          <table:table-cell office:value-type="float" office:value="11013574" table:style-name="ce2">
            <text:p>11013574</text:p>
          </table:table-cell>
          <table:table-cell office:value-type="float" office:value="3532520" table:style-name="ce2">
            <text:p>3532520</text:p>
          </table:table-cell>
          <table:table-cell office:value-type="float" office:value="15267353" table:style-name="ce1">
            <text:p>152673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pital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君品⼤酒店</text:span></text:p>
          </table:table-cell>
          <table:table-cell office:value-type="string" table:style-name="ce3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7660" table:style-name="ce2">
            <text:p>7660</text:p>
          </table:table-cell>
          <table:table-cell office:value-type="string" table:style-name="ce2">
            <text:p><text:span text:style-name="T1">86.40%</text:span></text:p>
          </table:table-cell>
          <table:table-cell office:value-type="float" office:value="4918" table:style-name="ce2">
            <text:p>4918</text:p>
          </table:table-cell>
          <table:table-cell office:value-type="float" office:value="37674677" table:style-name="ce2">
            <text:p>37674677</text:p>
          </table:table-cell>
          <table:table-cell office:value-type="float" office:value="54575840" table:style-name="ce2">
            <text:p>54575840</text:p>
          </table:table-cell>
          <table:table-cell office:value-type="float" office:value="96883556" table:style-name="ce1">
            <text:p>968835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花園⼤酒店</text:span></text:p>
          </table:table-cell>
          <table:table-cell office:value-type="string" table:style-name="ce3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6854" table:style-name="ce2">
            <text:p>6854</text:p>
          </table:table-cell>
          <table:table-cell office:value-type="string" table:style-name="ce2">
            <text:p><text:span text:style-name="T1">91.74%</text:span></text:p>
          </table:table-cell>
          <table:table-cell office:value-type="float" office:value="2183" table:style-name="ce2">
            <text:p>2183</text:p>
          </table:table-cell>
          <table:table-cell office:value-type="float" office:value="14961381" table:style-name="ce2">
            <text:p>14961381</text:p>
          </table:table-cell>
          <table:table-cell office:value-type="float" office:value="23214367" table:style-name="ce2">
            <text:p>23214367</text:p>
          </table:table-cell>
          <table:table-cell office:value-type="float" office:value="41798830" table:style-name="ce1">
            <text:p>417988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⽇勝⽣加賀屋國際溫泉飯店</text:span></text:p>
          </table:table-cell>
          <table:table-cell office:value-type="string" table:style-name="ce3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727" table:style-name="ce2">
            <text:p>1727</text:p>
          </table:table-cell>
          <table:table-cell office:value-type="string" table:style-name="ce2">
            <text:p><text:span text:style-name="T1">61.90%</text:span></text:p>
          </table:table-cell>
          <table:table-cell office:value-type="float" office:value="6461" table:style-name="ce2">
            <text:p>6461</text:p>
          </table:table-cell>
          <table:table-cell office:value-type="float" office:value="11158064" table:style-name="ce2">
            <text:p>11158064</text:p>
          </table:table-cell>
          <table:table-cell office:value-type="float" office:value="8543594" table:style-name="ce2">
            <text:p>8543594</text:p>
          </table:table-cell>
          <table:table-cell office:value-type="float" office:value="26319681" table:style-name="ce1">
            <text:p>263196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adium-Kagaya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北投麗禧溫泉酒店</text:span></text:p>
          </table:table-cell>
          <table:table-cell office:value-type="string" table:style-name="ce3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1203" table:style-name="ce2">
            <text:p>1203</text:p>
          </table:table-cell>
          <table:table-cell office:value-type="string" table:style-name="ce2">
            <text:p><text:span text:style-name="T1">58.80%</text:span></text:p>
          </table:table-cell>
          <table:table-cell office:value-type="float" office:value="14140" table:style-name="ce2">
            <text:p>14140</text:p>
          </table:table-cell>
          <table:table-cell office:value-type="float" office:value="17010763" table:style-name="ce2">
            <text:p>17010763</text:p>
          </table:table-cell>
          <table:table-cell office:value-type="float" office:value="8830493" table:style-name="ce2">
            <text:p>8830493</text:p>
          </table:table-cell>
          <table:table-cell office:value-type="float" office:value="32138492" table:style-name="ce1">
            <text:p>321384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寒舍艾麗酒店</text:span></text:p>
          </table:table-cell>
          <table:table-cell office:value-type="string" table:style-name="ce3">
            <text:p>Taipei</text:p>
          </table:table-cell>
          <table:table-cell office:value-type="float" office:value="234" table:style-name="ce2">
            <text:p>234</text:p>
          </table:table-cell>
          <table:table-cell office:value-type="float" office:value="6135" table:style-name="ce2">
            <text:p>6135</text:p>
          </table:table-cell>
          <table:table-cell office:value-type="string" table:style-name="ce2">
            <text:p><text:span text:style-name="T1">84.57%</text:span></text:p>
          </table:table-cell>
          <table:table-cell office:value-type="float" office:value="6363" table:style-name="ce2">
            <text:p>6363</text:p>
          </table:table-cell>
          <table:table-cell office:value-type="float" office:value="39034008" table:style-name="ce2">
            <text:p>39034008</text:p>
          </table:table-cell>
          <table:table-cell office:value-type="float" office:value="25656336" table:style-name="ce2">
            <text:p>25656336</text:p>
          </table:table-cell>
          <table:table-cell office:value-type="float" office:value="71358971" table:style-name="ce1">
            <text:p>713589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北投老爺酒店</text:span></text:p>
          </table:table-cell>
          <table:table-cell office:value-type="string" table:style-name="ce3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885" table:style-name="ce2">
            <text:p>885</text:p>
          </table:table-cell>
          <table:table-cell office:value-type="string" table:style-name="ce2">
            <text:p><text:span text:style-name="T1">57.10%</text:span></text:p>
          </table:table-cell>
          <table:table-cell office:value-type="float" office:value="5451" table:style-name="ce2">
            <text:p>5451</text:p>
          </table:table-cell>
          <table:table-cell office:value-type="float" office:value="4824194" table:style-name="ce2">
            <text:p>4824194</text:p>
          </table:table-cell>
          <table:table-cell office:value-type="float" office:value="2481526" table:style-name="ce2">
            <text:p>2481526</text:p>
          </table:table-cell>
          <table:table-cell office:value-type="float" office:value="8555966" table:style-name="ce1">
            <text:p>85559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有園飯店</text:span></text:p>
          </table:table-cell>
          <table:table-cell office:value-type="string" table:style-name="ce3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1550" table:style-name="ce2">
            <text:p>1550</text:p>
          </table:table-cell>
          <table:table-cell office:value-type="string" table:style-name="ce2">
            <text:p><text:span text:style-name="T1">89.29%</text:span></text:p>
          </table:table-cell>
          <table:table-cell office:value-type="float" office:value="2511" table:style-name="ce2">
            <text:p>2511</text:p>
          </table:table-cell>
          <table:table-cell office:value-type="float" office:value="3892748" table:style-name="ce2">
            <text:p>3892748</text:p>
          </table:table-cell>
          <table:table-cell office:value-type="float" office:value="343807" table:style-name="ce2">
            <text:p>343807</text:p>
          </table:table-cell>
          <table:table-cell office:value-type="float" office:value="4433809" table:style-name="ce1">
            <text:p>44338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合尊酒店</text:span></text:p>
          </table:table-cell>
          <table:table-cell office:value-type="string" table:style-name="ce3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2399" table:style-name="ce2">
            <text:p>2399</text:p>
          </table:table-cell>
          <table:table-cell office:value-type="string" table:style-name="ce2">
            <text:p><text:span text:style-name="T1">76.62%</text:span></text:p>
          </table:table-cell>
          <table:table-cell office:value-type="float" office:value="4046" table:style-name="ce2">
            <text:p>4046</text:p>
          </table:table-cell>
          <table:table-cell office:value-type="float" office:value="9705687" table:style-name="ce2">
            <text:p>9705687</text:p>
          </table:table-cell>
          <table:table-cell office:value-type="float" office:value="4100363" table:style-name="ce2">
            <text:p>4100363</text:p>
          </table:table-cell>
          <table:table-cell office:value-type="float" office:value="15263379" table:style-name="ce1">
            <text:p>152633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</text:span><text:span text:style-name="T1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中⼭雅樂軒酒店</text:span></text:p>
          </table:table-cell>
          <table:table-cell office:value-type="string" table:style-name="ce3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2314" table:style-name="ce2">
            <text:p>2314</text:p>
          </table:table-cell>
          <table:table-cell office:value-type="string" table:style-name="ce2">
            <text:p><text:span text:style-name="T1">84.82%</text:span></text:p>
          </table:table-cell>
          <table:table-cell office:value-type="float" office:value="4334" table:style-name="ce2">
            <text:p>4334</text:p>
          </table:table-cell>
          <table:table-cell office:value-type="float" office:value="10027869" table:style-name="ce2">
            <text:p>10027869</text:p>
          </table:table-cell>
          <table:table-cell office:value-type="float" office:value="801578" table:style-name="ce2">
            <text:p>801578</text:p>
          </table:table-cell>
          <table:table-cell office:value-type="float" office:value="12075569" table:style-name="ce1">
            <text:p>120755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華王⼤飯店</text:span></text:p>
          </table:table-cell>
          <table:table-cell office:value-type="string" table:style-name="ce2">
            <text:p>Kaohsiung</text:p>
          </table:table-cell>
          <table:table-cell office:value-type="float" office:value="297" table:style-name="ce2">
            <text:p>297</text:p>
          </table:table-cell>
          <table:table-cell office:value-type="float" office:value="3448" table:style-name="ce2">
            <text:p>3448</text:p>
          </table:table-cell>
          <table:table-cell office:value-type="string" table:style-name="ce2">
            <text:p><text:span text:style-name="T1">37.45%</text:span></text:p>
          </table:table-cell>
          <table:table-cell office:value-type="float" office:value="1339" table:style-name="ce2">
            <text:p>1339</text:p>
          </table:table-cell>
          <table:table-cell office:value-type="float" office:value="4615586" table:style-name="ce2">
            <text:p>4615586</text:p>
          </table:table-cell>
          <table:table-cell office:value-type="float" office:value="2396388" table:style-name="ce2">
            <text:p>2396388</text:p>
          </table:table-cell>
          <table:table-cell office:value-type="float" office:value="7090069" table:style-name="ce1">
            <text:p>70900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ingdom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華園⼤飯店</text:span>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5820" table:style-name="ce2">
            <text:p>5820</text:p>
          </table:table-cell>
          <table:table-cell office:value-type="string" table:style-name="ce2">
            <text:p><text:span text:style-name="T1">77.27%</text:span></text:p>
          </table:table-cell>
          <table:table-cell office:value-type="float" office:value="1899" table:style-name="ce2">
            <text:p>1899</text:p>
          </table:table-cell>
          <table:table-cell office:value-type="float" office:value="11051982" table:style-name="ce2">
            <text:p>11051982</text:p>
          </table:table-cell>
          <table:table-cell office:value-type="float" office:value="5265253" table:style-name="ce2">
            <text:p>5265253</text:p>
          </table:table-cell>
          <table:table-cell office:value-type="float" office:value="17717592" table:style-name="ce1">
            <text:p>17717592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Hotel Holiday Garden Kaohsiung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國賓⼤飯店</text:span>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12380" table:style-name="ce2">
            <text:p>12380</text:p>
          </table:table-cell>
          <table:table-cell office:value-type="string" table:style-name="ce2">
            <text:p><text:span text:style-name="T1">88.16%</text:span></text:p>
          </table:table-cell>
          <table:table-cell office:value-type="float" office:value="1992" table:style-name="ce2">
            <text:p>1992</text:p>
          </table:table-cell>
          <table:table-cell office:value-type="float" office:value="24661941" table:style-name="ce2">
            <text:p>24661941</text:p>
          </table:table-cell>
          <table:table-cell office:value-type="float" office:value="38265969" table:style-name="ce2">
            <text:p>38265969</text:p>
          </table:table-cell>
          <table:table-cell office:value-type="float" office:value="65069568" table:style-name="ce1">
            <text:p>650695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漢來⼤飯店</text:span>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2815" table:style-name="ce2">
            <text:p>12815</text:p>
          </table:table-cell>
          <table:table-cell office:value-type="string" table:style-name="ce2">
            <text:p><text:span text:style-name="T1">77.27%</text:span></text:p>
          </table:table-cell>
          <table:table-cell office:value-type="float" office:value="3057" table:style-name="ce2">
            <text:p>3057</text:p>
          </table:table-cell>
          <table:table-cell office:value-type="float" office:value="39172974" table:style-name="ce2">
            <text:p>39172974</text:p>
          </table:table-cell>
          <table:table-cell office:value-type="float" office:value="72846036" table:style-name="ce2">
            <text:p>72846036</text:p>
          </table:table-cell>
          <table:table-cell office:value-type="float" office:value="129256323" table:style-name="ce1">
            <text:p>1292563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福華⼤飯店</text:span>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7158" table:style-name="ce2">
            <text:p>7158</text:p>
          </table:table-cell>
          <table:table-cell office:value-type="string" table:style-name="ce2">
            <text:p><text:span text:style-name="T1">85.20%</text:span></text:p>
          </table:table-cell>
          <table:table-cell office:value-type="float" office:value="2086" table:style-name="ce2">
            <text:p>2086</text:p>
          </table:table-cell>
          <table:table-cell office:value-type="float" office:value="14931381" table:style-name="ce2">
            <text:p>14931381</text:p>
          </table:table-cell>
          <table:table-cell office:value-type="float" office:value="18517668" table:style-name="ce2">
            <text:p>18517668</text:p>
          </table:table-cell>
          <table:table-cell office:value-type="float" office:value="36848623" table:style-name="ce1">
            <text:p>368486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君鴻國際酒店</text:span></text:p>
          </table:table-cell>
          <table:table-cell office:value-type="string" table:style-name="ce2">
            <text:p>Kaohsiung</text:p>
          </table:table-cell>
          <table:table-cell office:value-type="float" office:value="585" table:style-name="ce2">
            <text:p>585</text:p>
          </table:table-cell>
          <table:table-cell office:value-type="float" office:value="11883" table:style-name="ce2">
            <text:p>11883</text:p>
          </table:table-cell>
          <table:table-cell office:value-type="string" table:style-name="ce2">
            <text:p><text:span text:style-name="T1">65.53%</text:span></text:p>
          </table:table-cell>
          <table:table-cell office:value-type="float" office:value="2308" table:style-name="ce2">
            <text:p>2308</text:p>
          </table:table-cell>
          <table:table-cell office:value-type="float" office:value="27423363" table:style-name="ce2">
            <text:p>27423363</text:p>
          </table:table-cell>
          <table:table-cell office:value-type="float" office:value="23563944" table:style-name="ce2">
            <text:p>23563944</text:p>
          </table:table-cell>
          <table:table-cell office:value-type="float" office:value="61486181" table:style-name="ce1">
            <text:p>614861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85</text:span><text:span text:style-name="T1"><text:s/>SKY</text:span><text:span text:style-name="T1"><text:s/>TOWER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寒軒國際⼤飯店</text:span>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8593" table:style-name="ce2">
            <text:p>8593</text:p>
          </table:table-cell>
          <table:table-cell office:value-type="string" table:style-name="ce2">
            <text:p><text:span text:style-name="T1">72.95%</text:span></text:p>
          </table:table-cell>
          <table:table-cell office:value-type="float" office:value="1884" table:style-name="ce2">
            <text:p>1884</text:p>
          </table:table-cell>
          <table:table-cell office:value-type="float" office:value="16191670" table:style-name="ce2">
            <text:p>16191670</text:p>
          </table:table-cell>
          <table:table-cell office:value-type="float" office:value="15012521" table:style-name="ce2">
            <text:p>15012521</text:p>
          </table:table-cell>
          <table:table-cell office:value-type="float" office:value="32148880" table:style-name="ce1">
            <text:p>321488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麗尊⼤酒店</text:span></text:p>
          </table:table-cell>
          <table:table-cell office:value-type="string" table:style-name="ce2">
            <text:p>Kaohsiung</text:p>
          </table:table-cell>
          <table:table-cell office:value-type="float" office:value="198" table:style-name="ce2">
            <text:p>198</text:p>
          </table:table-cell>
          <table:table-cell office:value-type="float" office:value="3763" table:style-name="ce2">
            <text:p>3763</text:p>
          </table:table-cell>
          <table:table-cell office:value-type="string" table:style-name="ce2">
            <text:p><text:span text:style-name="T1">61.31%</text:span></text:p>
          </table:table-cell>
          <table:table-cell office:value-type="float" office:value="2160" table:style-name="ce2">
            <text:p>2160</text:p>
          </table:table-cell>
          <table:table-cell office:value-type="float" office:value="8127203" table:style-name="ce2">
            <text:p>8127203</text:p>
          </table:table-cell>
          <table:table-cell office:value-type="float" office:value="17645191" table:style-name="ce2">
            <text:p>17645191</text:p>
          </table:table-cell>
          <table:table-cell office:value-type="float" office:value="27407622" table:style-name="ce1">
            <text:p>274076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義⼤皇家酒店</text:span>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8802" table:style-name="ce2">
            <text:p>8802</text:p>
          </table:table-cell>
          <table:table-cell office:value-type="string" table:style-name="ce2">
            <text:p><text:span text:style-name="T1">43.28%</text:span></text:p>
          </table:table-cell>
          <table:table-cell office:value-type="float" office:value="2803" table:style-name="ce2">
            <text:p>2803</text:p>
          </table:table-cell>
          <table:table-cell office:value-type="float" office:value="24672006" table:style-name="ce2">
            <text:p>24672006</text:p>
          </table:table-cell>
          <table:table-cell office:value-type="float" office:value="25605247" table:style-name="ce2">
            <text:p>25605247</text:p>
          </table:table-cell>
          <table:table-cell office:value-type="float" office:value="52989188" table:style-name="ce1">
            <text:p>529891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英國際⾏館</text:span>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1658" table:style-name="ce2">
            <text:p>1658</text:p>
          </table:table-cell>
          <table:table-cell office:value-type="string" table:style-name="ce2">
            <text:p><text:span text:style-name="T1">36.38%</text:span></text:p>
          </table:table-cell>
          <table:table-cell office:value-type="float" office:value="7292" table:style-name="ce2">
            <text:p>7292</text:p>
          </table:table-cell>
          <table:table-cell office:value-type="float" office:value="12089555" table:style-name="ce2">
            <text:p>12089555</text:p>
          </table:table-cell>
          <table:table-cell office:value-type="float" office:value="11914034" table:style-name="ce2">
            <text:p>11914034</text:p>
          </table:table-cell>
          <table:table-cell office:value-type="float" office:value="27925718" table:style-name="ce1">
            <text:p>279257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Club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⾼雄</text:span>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5335" table:style-name="ce2">
            <text:p>5335</text:p>
          </table:table-cell>
          <table:table-cell office:value-type="string" table:style-name="ce2">
            <text:p><text:span text:style-name="T1">68.84%</text:span></text:p>
          </table:table-cell>
          <table:table-cell office:value-type="float" office:value="1703" table:style-name="ce2">
            <text:p>1703</text:p>
          </table:table-cell>
          <table:table-cell office:value-type="float" office:value="9082951" table:style-name="ce2">
            <text:p>9082951</text:p>
          </table:table-cell>
          <table:table-cell office:value-type="float" office:value="4661458" table:style-name="ce2">
            <text:p>4661458</text:p>
          </table:table-cell>
          <table:table-cell office:value-type="float" office:value="13796588" table:style-name="ce1">
            <text:p>137965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5796" table:style-name="ce2">
            <text:p>5796</text:p>
          </table:table-cell>
          <table:table-cell office:value-type="string" table:style-name="ce2">
            <text:p><text:span text:style-name="T1">84.22%</text:span></text:p>
          </table:table-cell>
          <table:table-cell office:value-type="float" office:value="2929" table:style-name="ce2">
            <text:p>2929</text:p>
          </table:table-cell>
          <table:table-cell office:value-type="float" office:value="16976127" table:style-name="ce2">
            <text:p>16976127</text:p>
          </table:table-cell>
          <table:table-cell office:value-type="float" office:value="19895899" table:style-name="ce2">
            <text:p>19895899</text:p>
          </table:table-cell>
          <table:table-cell office:value-type="float" office:value="53399739" table:style-name="ce1">
            <text:p>533997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3225" table:style-name="ce2">
            <text:p>3225</text:p>
          </table:table-cell>
          <table:table-cell office:value-type="string" table:style-name="ce2">
            <text:p><text:span text:style-name="T1">67.12%</text:span></text:p>
          </table:table-cell>
          <table:table-cell office:value-type="float" office:value="2608" table:style-name="ce2">
            <text:p>2608</text:p>
          </table:table-cell>
          <table:table-cell office:value-type="float" office:value="8411890" table:style-name="ce2">
            <text:p>8411890</text:p>
          </table:table-cell>
          <table:table-cell office:value-type="float" office:value="9310196" table:style-name="ce2">
            <text:p>9310196</text:p>
          </table:table-cell>
          <table:table-cell office:value-type="float" office:value="21049263" table:style-name="ce1">
            <text:p>210492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桂冠酒店(台中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8781" table:style-name="ce2">
            <text:p>8781</text:p>
          </table:table-cell>
          <table:table-cell office:value-type="string" table:style-name="ce2">
            <text:p><text:span text:style-name="T1">80.02%</text:span></text:p>
          </table:table-cell>
          <table:table-cell office:value-type="float" office:value="2354" table:style-name="ce2">
            <text:p>2354</text:p>
          </table:table-cell>
          <table:table-cell office:value-type="float" office:value="20674328" table:style-name="ce2">
            <text:p>20674328</text:p>
          </table:table-cell>
          <table:table-cell office:value-type="float" office:value="22623988" table:style-name="ce2">
            <text:p>22623988</text:p>
          </table:table-cell>
          <table:table-cell office:value-type="float" office:value="49093393" table:style-name="ce1">
            <text:p>490933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8" table:style-name="ce2">
            <text:p>228</text:p>
          </table:table-cell>
          <table:table-cell office:value-type="float" office:value="3239" table:style-name="ce2">
            <text:p>3239</text:p>
          </table:table-cell>
          <table:table-cell office:value-type="string" table:style-name="ce2">
            <text:p><text:span text:style-name="T1">45.83%</text:span></text:p>
          </table:table-cell>
          <table:table-cell office:value-type="float" office:value="1358" table:style-name="ce2">
            <text:p>1358</text:p>
          </table:table-cell>
          <table:table-cell office:value-type="float" office:value="4399046" table:style-name="ce2">
            <text:p>4399046</text:p>
          </table:table-cell>
          <table:table-cell office:value-type="float" office:value="744235" table:style-name="ce2">
            <text:p>744235</text:p>
          </table:table-cell>
          <table:table-cell office:value-type="float" office:value="5279160" table:style-name="ce1">
            <text:p>52791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3243" table:style-name="ce2">
            <text:p>3243</text:p>
          </table:table-cell>
          <table:table-cell office:value-type="string" table:style-name="ce2">
            <text:p><text:span text:style-name="T1">58.77%</text:span></text:p>
          </table:table-cell>
          <table:table-cell office:value-type="float" office:value="2158" table:style-name="ce2">
            <text:p>2158</text:p>
          </table:table-cell>
          <table:table-cell office:value-type="float" office:value="6997891" table:style-name="ce2">
            <text:p>6997891</text:p>
          </table:table-cell>
          <table:table-cell office:value-type="float" office:value="15072246" table:style-name="ce2">
            <text:p>15072246</text:p>
          </table:table-cell>
          <table:table-cell office:value-type="float" office:value="24735805" table:style-name="ce1">
            <text:p>247358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3894" table:style-name="ce2">
            <text:p>3894</text:p>
          </table:table-cell>
          <table:table-cell office:value-type="string" table:style-name="ce2">
            <text:p><text:span text:style-name="T1">84.30%</text:span></text:p>
          </table:table-cell>
          <table:table-cell office:value-type="float" office:value="3236" table:style-name="ce2">
            <text:p>3236</text:p>
          </table:table-cell>
          <table:table-cell office:value-type="float" office:value="12599357" table:style-name="ce2">
            <text:p>12599357</text:p>
          </table:table-cell>
          <table:table-cell office:value-type="float" office:value="25205253" table:style-name="ce2">
            <text:p>25205253</text:p>
          </table:table-cell>
          <table:table-cell office:value-type="float" office:value="42725462" table:style-name="ce1">
            <text:p>427254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inds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3746" table:style-name="ce2">
            <text:p>3746</text:p>
          </table:table-cell>
          <table:table-cell office:value-type="string" table:style-name="ce2">
            <text:p><text:span text:style-name="T1">60.42%</text:span></text:p>
          </table:table-cell>
          <table:table-cell office:value-type="float" office:value="2565" table:style-name="ce2">
            <text:p>2565</text:p>
          </table:table-cell>
          <table:table-cell office:value-type="float" office:value="9608159" table:style-name="ce2">
            <text:p>9608159</text:p>
          </table:table-cell>
          <table:table-cell office:value-type="float" office:value="2091403" table:style-name="ce2">
            <text:p>2091403</text:p>
          </table:table-cell>
          <table:table-cell office:value-type="float" office:value="12641675" table:style-name="ce1">
            <text:p>126416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1864" table:style-name="ce2">
            <text:p>1864</text:p>
          </table:table-cell>
          <table:table-cell office:value-type="string" table:style-name="ce2">
            <text:p><text:span text:style-name="T1">36.01%</text:span></text:p>
          </table:table-cell>
          <table:table-cell office:value-type="float" office:value="1073" table:style-name="ce2">
            <text:p>1073</text:p>
          </table:table-cell>
          <table:table-cell office:value-type="float" office:value="2000939" table:style-name="ce2">
            <text:p>2000939</text:p>
          </table:table-cell>
          <table:table-cell office:value-type="float" office:value="552572" table:style-name="ce2">
            <text:p>552572</text:p>
          </table:table-cell>
          <table:table-cell office:value-type="float" office:value="2569511" table:style-name="ce1">
            <text:p>25695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3327" table:style-name="ce2">
            <text:p>3327</text:p>
          </table:table-cell>
          <table:table-cell office:value-type="string" table:style-name="ce2">
            <text:p><text:span text:style-name="T1">54.48%</text:span></text:p>
          </table:table-cell>
          <table:table-cell office:value-type="float" office:value="2085" table:style-name="ce2">
            <text:p>2085</text:p>
          </table:table-cell>
          <table:table-cell office:value-type="float" office:value="6935553" table:style-name="ce2">
            <text:p>6935553</text:p>
          </table:table-cell>
          <table:table-cell office:value-type="float" office:value="8246343" table:style-name="ce2">
            <text:p>8246343</text:p>
          </table:table-cell>
          <table:table-cell office:value-type="float" office:value="15883850" table:style-name="ce1">
            <text:p>158838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6383" table:style-name="ce2">
            <text:p>6383</text:p>
          </table:table-cell>
          <table:table-cell office:value-type="string" table:style-name="ce2">
            <text:p><text:span text:style-name="T1">60.03%</text:span></text:p>
          </table:table-cell>
          <table:table-cell office:value-type="float" office:value="1848" table:style-name="ce2">
            <text:p>1848</text:p>
          </table:table-cell>
          <table:table-cell office:value-type="float" office:value="11793969" table:style-name="ce2">
            <text:p>11793969</text:p>
          </table:table-cell>
          <table:table-cell office:value-type="float" office:value="9374122" table:style-name="ce2">
            <text:p>9374122</text:p>
          </table:table-cell>
          <table:table-cell office:value-type="float" office:value="21737145" table:style-name="ce1">
            <text:p>217371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rkview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3699" table:style-name="ce2">
            <text:p>3699</text:p>
          </table:table-cell>
          <table:table-cell office:value-type="string" table:style-name="ce2">
            <text:p><text:span text:style-name="T1">31.32%</text:span></text:p>
          </table:table-cell>
          <table:table-cell office:value-type="float" office:value="2993" table:style-name="ce2">
            <text:p>2993</text:p>
          </table:table-cell>
          <table:table-cell office:value-type="float" office:value="11071301" table:style-name="ce2">
            <text:p>11071301</text:p>
          </table:table-cell>
          <table:table-cell office:value-type="float" office:value="8187240" table:style-name="ce2">
            <text:p>8187240</text:p>
          </table:table-cell>
          <table:table-cell office:value-type="float" office:value="22412841" table:style-name="ce1">
            <text:p>224128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瑞穗春天國際觀光酒店</text:span>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2326" table:style-name="ce2">
            <text:p>2326</text:p>
          </table:table-cell>
          <table:table-cell office:value-type="string" table:style-name="ce2">
            <text:p><text:span text:style-name="T1">37.90%</text:span></text:p>
          </table:table-cell>
          <table:table-cell office:value-type="float" office:value="6232" table:style-name="ce2">
            <text:p>6232</text:p>
          </table:table-cell>
          <table:table-cell office:value-type="float" office:value="14495083" table:style-name="ce2">
            <text:p>14495083</text:p>
          </table:table-cell>
          <table:table-cell office:value-type="float" office:value="7693553" table:style-name="ce2">
            <text:p>7693553</text:p>
          </table:table-cell>
          <table:table-cell office:value-type="float" office:value="25811826" table:style-name="ce1">
            <text:p>25811826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rand Cosmos Resort Ruisui,Hualien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悅國際飯店(原桃園⼤飯店)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8" table:style-name="ce2">
            <text:p>388</text:p>
          </table:table-cell>
          <table:table-cell office:value-type="float" office:value="9807" table:style-name="ce2">
            <text:p>9807</text:p>
          </table:table-cell>
          <table:table-cell office:value-type="string" table:style-name="ce2">
            <text:p><text:span text:style-name="T1">81.53%</text:span></text:p>
          </table:table-cell>
          <table:table-cell office:value-type="float" office:value="1591" table:style-name="ce2">
            <text:p>1591</text:p>
          </table:table-cell>
          <table:table-cell office:value-type="float" office:value="15600658" table:style-name="ce2">
            <text:p>15600658</text:p>
          </table:table-cell>
          <table:table-cell office:value-type="float" office:value="4119888" table:style-name="ce2">
            <text:p>4119888</text:p>
          </table:table-cell>
          <table:table-cell office:value-type="float" office:value="20889269" table:style-name="ce1">
            <text:p>208892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6672" table:style-name="ce2">
            <text:p>6672</text:p>
          </table:table-cell>
          <table:table-cell office:value-type="string" table:style-name="ce2">
            <text:p><text:span text:style-name="T1">86.09%</text:span></text:p>
          </table:table-cell>
          <table:table-cell office:value-type="float" office:value="2269" table:style-name="ce2">
            <text:p>2269</text:p>
          </table:table-cell>
          <table:table-cell office:value-type="float" office:value="15141865" table:style-name="ce2">
            <text:p>15141865</text:p>
          </table:table-cell>
          <table:table-cell office:value-type="float" office:value="30519592" table:style-name="ce2">
            <text:p>30519592</text:p>
          </table:table-cell>
          <table:table-cell office:value-type="float" office:value="46203053" table:style-name="ce1">
            <text:p>462030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Ｍonarch-Skyline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桃禧航空城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7" table:style-name="ce2">
            <text:p>187</text:p>
          </table:table-cell>
          <table:table-cell office:value-type="float" office:value="2410" table:style-name="ce2">
            <text:p>2410</text:p>
          </table:table-cell>
          <table:table-cell office:value-type="string" table:style-name="ce2">
            <text:p><text:span text:style-name="T1">41.57%</text:span></text:p>
          </table:table-cell>
          <table:table-cell office:value-type="float" office:value="1816" table:style-name="ce2">
            <text:p>1816</text:p>
          </table:table-cell>
          <table:table-cell office:value-type="float" office:value="4376500" table:style-name="ce2">
            <text:p>4376500</text:p>
          </table:table-cell>
          <table:table-cell office:value-type="float" office:value="3651316" table:style-name="ce2">
            <text:p>3651316</text:p>
          </table:table-cell>
          <table:table-cell office:value-type="float" office:value="8521037" table:style-name="ce1">
            <text:p>85210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ORCHARD</text:span><text:span text:style-name="T1"><text:s/>PARK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南⽅莊園渡假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1750" table:style-name="ce2">
            <text:p>1750</text:p>
          </table:table-cell>
          <table:table-cell office:value-type="string" table:style-name="ce2">
            <text:p><text:span text:style-name="T1">50.86%</text:span></text:p>
          </table:table-cell>
          <table:table-cell office:value-type="float" office:value="3993" table:style-name="ce2">
            <text:p>3993</text:p>
          </table:table-cell>
          <table:table-cell office:value-type="float" office:value="6987349" table:style-name="ce2">
            <text:p>6987349</text:p>
          </table:table-cell>
          <table:table-cell office:value-type="float" office:value="11027164" table:style-name="ce2">
            <text:p>11027164</text:p>
          </table:table-cell>
          <table:table-cell office:value-type="float" office:value="23146345" table:style-name="ce1">
            <text:p>231463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11236" table:style-name="ce2">
            <text:p>11236</text:p>
          </table:table-cell>
          <table:table-cell office:value-type="string" table:style-name="ce2">
            <text:p><text:span text:style-name="T1">70.24%</text:span></text:p>
          </table:table-cell>
          <table:table-cell office:value-type="float" office:value="2821" table:style-name="ce2">
            <text:p>2821</text:p>
          </table:table-cell>
          <table:table-cell office:value-type="float" office:value="31698954" table:style-name="ce2">
            <text:p>31698954</text:p>
          </table:table-cell>
          <table:table-cell office:value-type="float" office:value="12202962" table:style-name="ce2">
            <text:p>12202962</text:p>
          </table:table-cell>
          <table:table-cell office:value-type="float" office:value="49230742" table:style-name="ce1">
            <text:p>492307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10275" table:style-name="ce2">
            <text:p>10275</text:p>
          </table:table-cell>
          <table:table-cell office:value-type="string" table:style-name="ce2">
            <text:p><text:span text:style-name="T1">85.87%</text:span></text:p>
          </table:table-cell>
          <table:table-cell office:value-type="float" office:value="3787" table:style-name="ce2">
            <text:p>3787</text:p>
          </table:table-cell>
          <table:table-cell office:value-type="float" office:value="38915021" table:style-name="ce2">
            <text:p>38915021</text:p>
          </table:table-cell>
          <table:table-cell office:value-type="float" office:value="38610745" table:style-name="ce2">
            <text:p>38610745</text:p>
          </table:table-cell>
          <table:table-cell office:value-type="float" office:value="88689307" table:style-name="ce1">
            <text:p>886893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4658" table:style-name="ce2">
            <text:p>4658</text:p>
          </table:table-cell>
          <table:table-cell office:value-type="string" table:style-name="ce2">
            <text:p><text:span text:style-name="T1">72.24%</text:span></text:p>
          </table:table-cell>
          <table:table-cell office:value-type="float" office:value="2998" table:style-name="ce2">
            <text:p>2998</text:p>
          </table:table-cell>
          <table:table-cell office:value-type="float" office:value="13966475" table:style-name="ce2">
            <text:p>13966475</text:p>
          </table:table-cell>
          <table:table-cell office:value-type="float" office:value="12345307" table:style-name="ce2">
            <text:p>12345307</text:p>
          </table:table-cell>
          <table:table-cell office:value-type="float" office:value="27600851" table:style-name="ce1">
            <text:p>276008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6545" table:style-name="ce2">
            <text:p>6545</text:p>
          </table:table-cell>
          <table:table-cell office:value-type="string" table:style-name="ce2">
            <text:p><text:span text:style-name="T1">82.15%</text:span></text:p>
          </table:table-cell>
          <table:table-cell office:value-type="float" office:value="2980" table:style-name="ce2">
            <text:p>2980</text:p>
          </table:table-cell>
          <table:table-cell office:value-type="float" office:value="19502491" table:style-name="ce2">
            <text:p>19502491</text:p>
          </table:table-cell>
          <table:table-cell office:value-type="float" office:value="32670541" table:style-name="ce2">
            <text:p>32670541</text:p>
          </table:table-cell>
          <table:table-cell office:value-type="float" office:value="57082966" table:style-name="ce1">
            <text:p>570829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6362" table:style-name="ce2">
            <text:p>6362</text:p>
          </table:table-cell>
          <table:table-cell office:value-type="string" table:style-name="ce2">
            <text:p><text:span text:style-name="T1">88.84%</text:span></text:p>
          </table:table-cell>
          <table:table-cell office:value-type="float" office:value="2176" table:style-name="ce2">
            <text:p>2176</text:p>
          </table:table-cell>
          <table:table-cell office:value-type="float" office:value="13841399" table:style-name="ce2">
            <text:p>13841399</text:p>
          </table:table-cell>
          <table:table-cell office:value-type="float" office:value="11358243" table:style-name="ce2">
            <text:p>11358243</text:p>
          </table:table-cell>
          <table:table-cell office:value-type="float" office:value="26876428" table:style-name="ce1">
            <text:p>268764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6689" table:style-name="ce2">
            <text:p>6689</text:p>
          </table:table-cell>
          <table:table-cell office:value-type="string" table:style-name="ce2">
            <text:p><text:span text:style-name="T1">84.62%</text:span></text:p>
          </table:table-cell>
          <table:table-cell office:value-type="float" office:value="2829" table:style-name="ce2">
            <text:p>2829</text:p>
          </table:table-cell>
          <table:table-cell office:value-type="float" office:value="18921474" table:style-name="ce2">
            <text:p>18921474</text:p>
          </table:table-cell>
          <table:table-cell office:value-type="float" office:value="15897245" table:style-name="ce2">
            <text:p>15897245</text:p>
          </table:table-cell>
          <table:table-cell office:value-type="float" office:value="36820509" table:style-name="ce1">
            <text:p>368205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5087" table:style-name="ce2">
            <text:p>5087</text:p>
          </table:table-cell>
          <table:table-cell office:value-type="string" table:style-name="ce2">
            <text:p><text:span text:style-name="T1">90.16%</text:span></text:p>
          </table:table-cell>
          <table:table-cell office:value-type="float" office:value="1842" table:style-name="ce2">
            <text:p>1842</text:p>
          </table:table-cell>
          <table:table-cell office:value-type="float" office:value="9369881" table:style-name="ce2">
            <text:p>9369881</text:p>
          </table:table-cell>
          <table:table-cell office:value-type="float" office:value="3753085" table:style-name="ce2">
            <text:p>3753085</text:p>
          </table:table-cell>
          <table:table-cell office:value-type="float" office:value="13782881" table:style-name="ce1">
            <text:p>137828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3115" table:style-name="ce2">
            <text:p>3115</text:p>
          </table:table-cell>
          <table:table-cell office:value-type="string" table:style-name="ce2">
            <text:p><text:span text:style-name="T1">67.44%</text:span></text:p>
          </table:table-cell>
          <table:table-cell office:value-type="float" office:value="2564" table:style-name="ce2">
            <text:p>2564</text:p>
          </table:table-cell>
          <table:table-cell office:value-type="float" office:value="7987851" table:style-name="ce2">
            <text:p>7987851</text:p>
          </table:table-cell>
          <table:table-cell office:value-type="float" office:value="3178250" table:style-name="ce2">
            <text:p>3178250</text:p>
          </table:table-cell>
          <table:table-cell office:value-type="float" office:value="11269501" table:style-name="ce1">
            <text:p>112695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4404" table:style-name="ce2">
            <text:p>4404</text:p>
          </table:table-cell>
          <table:table-cell office:value-type="string" table:style-name="ce2">
            <text:p><text:span text:style-name="T1">37.00%</text:span></text:p>
          </table:table-cell>
          <table:table-cell office:value-type="float" office:value="3787" table:style-name="ce2">
            <text:p>3787</text:p>
          </table:table-cell>
          <table:table-cell office:value-type="float" office:value="16677866" table:style-name="ce2">
            <text:p>16677866</text:p>
          </table:table-cell>
          <table:table-cell office:value-type="float" office:value="5172628" table:style-name="ce2">
            <text:p>5172628</text:p>
          </table:table-cell>
          <table:table-cell office:value-type="float" office:value="23855325" table:style-name="ce1">
            <text:p>238553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3857" table:style-name="ce2">
            <text:p>3857</text:p>
          </table:table-cell>
          <table:table-cell office:value-type="string" table:style-name="ce2">
            <text:p><text:span text:style-name="T1">65.14%</text:span></text:p>
          </table:table-cell>
          <table:table-cell office:value-type="float" office:value="1194" table:style-name="ce2">
            <text:p>1194</text:p>
          </table:table-cell>
          <table:table-cell office:value-type="float" office:value="4603935" table:style-name="ce2">
            <text:p>4603935</text:p>
          </table:table-cell>
          <table:table-cell office:value-type="float" office:value="3095313" table:style-name="ce2">
            <text:p>3095313</text:p>
          </table:table-cell>
          <table:table-cell office:value-type="float" office:value="7955589" table:style-name="ce1">
            <text:p>79555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2531" table:style-name="ce2">
            <text:p>2531</text:p>
          </table:table-cell>
          <table:table-cell office:value-type="string" table:style-name="ce2">
            <text:p><text:span text:style-name="T1">84.17%</text:span></text:p>
          </table:table-cell>
          <table:table-cell office:value-type="float" office:value="915" table:style-name="ce2">
            <text:p>915</text:p>
          </table:table-cell>
          <table:table-cell office:value-type="float" office:value="2316370" table:style-name="ce2">
            <text:p>2316370</text:p>
          </table:table-cell>
          <table:table-cell office:value-type="float" office:value="3123398" table:style-name="ce2">
            <text:p>3123398</text:p>
          </table:table-cell>
          <table:table-cell office:value-type="float" office:value="5547006" table:style-name="ce1">
            <text:p>55470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593" table:style-name="ce2">
            <text:p>593</text:p>
          </table:table-cell>
          <table:table-cell office:value-type="string" table:style-name="ce2">
            <text:p><text:span text:style-name="T1">40.70%</text:span></text:p>
          </table:table-cell>
          <table:table-cell office:value-type="float" office:value="4107" table:style-name="ce2">
            <text:p>4107</text:p>
          </table:table-cell>
          <table:table-cell office:value-type="float" office:value="2435336" table:style-name="ce2">
            <text:p>2435336</text:p>
          </table:table-cell>
          <table:table-cell office:value-type="float" office:value="2895831" table:style-name="ce2">
            <text:p>2895831</text:p>
          </table:table-cell>
          <table:table-cell office:value-type="float" office:value="7395880" table:style-name="ce1">
            <text:p>73958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2151" table:style-name="ce2">
            <text:p>2151</text:p>
          </table:table-cell>
          <table:table-cell office:value-type="string" table:style-name="ce2">
            <text:p><text:span text:style-name="T1">35.04%</text:span></text:p>
          </table:table-cell>
          <table:table-cell office:value-type="float" office:value="2693" table:style-name="ce2">
            <text:p>2693</text:p>
          </table:table-cell>
          <table:table-cell office:value-type="float" office:value="5793148" table:style-name="ce2">
            <text:p>5793148</text:p>
          </table:table-cell>
          <table:table-cell office:value-type="float" office:value="3432522" table:style-name="ce2">
            <text:p>3432522</text:p>
          </table:table-cell>
          <table:table-cell office:value-type="float" office:value="10474153" table:style-name="ce1">
            <text:p>104741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CHAM</text:span><text:span text:style-name="T1"><text:s/>CHAM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2181" table:style-name="ce2">
            <text:p>2181</text:p>
          </table:table-cell>
          <table:table-cell office:value-type="string" table:style-name="ce2">
            <text:p><text:span text:style-name="T1">65.75%</text:span></text:p>
          </table:table-cell>
          <table:table-cell office:value-type="float" office:value="2248" table:style-name="ce2">
            <text:p>2248</text:p>
          </table:table-cell>
          <table:table-cell office:value-type="float" office:value="4902741" table:style-name="ce2">
            <text:p>4902741</text:p>
          </table:table-cell>
          <table:table-cell office:value-type="float" office:value="11101210" table:style-name="ce2">
            <text:p>11101210</text:p>
          </table:table-cell>
          <table:table-cell office:value-type="float" office:value="16731735" table:style-name="ce1">
            <text:p>167317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3" table:style-name="ce2">
            <text:p>193</text:p>
          </table:table-cell>
          <table:table-cell office:value-type="float" office:value="4573" table:style-name="ce2">
            <text:p>4573</text:p>
          </table:table-cell>
          <table:table-cell office:value-type="string" table:style-name="ce2">
            <text:p><text:span text:style-name="T1">76.43%</text:span></text:p>
          </table:table-cell>
          <table:table-cell office:value-type="float" office:value="6428" table:style-name="ce2">
            <text:p>6428</text:p>
          </table:table-cell>
          <table:table-cell office:value-type="float" office:value="29395548" table:style-name="ce2">
            <text:p>29395548</text:p>
          </table:table-cell>
          <table:table-cell office:value-type="float" office:value="21845099" table:style-name="ce2">
            <text:p>21845099</text:p>
          </table:table-cell>
          <table:table-cell office:value-type="float" office:value="60290427" table:style-name="ce1">
            <text:p>602904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2408" table:style-name="ce2">
            <text:p>2408</text:p>
          </table:table-cell>
          <table:table-cell office:value-type="string" table:style-name="ce2">
            <text:p><text:span text:style-name="T1">80.91%</text:span></text:p>
          </table:table-cell>
          <table:table-cell office:value-type="float" office:value="14055" table:style-name="ce2">
            <text:p>14055</text:p>
          </table:table-cell>
          <table:table-cell office:value-type="float" office:value="33843990" table:style-name="ce2">
            <text:p>33843990</text:p>
          </table:table-cell>
          <table:table-cell office:value-type="float" office:value="3122211" table:style-name="ce2">
            <text:p>3122211</text:p>
          </table:table-cell>
          <table:table-cell office:value-type="float" office:value="39795111" table:style-name="ce1">
            <text:p>397951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4509" table:style-name="ce2">
            <text:p>4509</text:p>
          </table:table-cell>
          <table:table-cell office:value-type="string" table:style-name="ce2">
            <text:p><text:span text:style-name="T1">68.93%</text:span></text:p>
          </table:table-cell>
          <table:table-cell office:value-type="float" office:value="7533" table:style-name="ce2">
            <text:p>7533</text:p>
          </table:table-cell>
          <table:table-cell office:value-type="float" office:value="33964595" table:style-name="ce2">
            <text:p>33964595</text:p>
          </table:table-cell>
          <table:table-cell office:value-type="float" office:value="21037809" table:style-name="ce2">
            <text:p>21037809</text:p>
          </table:table-cell>
          <table:table-cell office:value-type="float" office:value="58795738" table:style-name="ce1">
            <text:p>587957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<text:span text:style-name="T1">26.51%</text:span></text:p>
          </table:table-cell>
          <table:table-cell office:value-type="float" office:value="10026" table:style-name="ce2">
            <text:p>10026</text:p>
          </table:table-cell>
          <table:table-cell office:value-type="float" office:value="7580000" table:style-name="ce2">
            <text:p>7580000</text:p>
          </table:table-cell>
          <table:table-cell office:value-type="float" office:value="2151604" table:style-name="ce2">
            <text:p>2151604</text:p>
          </table:table-cell>
          <table:table-cell office:value-type="float" office:value="9795453" table:style-name="ce1">
            <text:p>97954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833" table:style-name="ce2">
            <text:p>7833</text:p>
          </table:table-cell>
          <table:table-cell office:value-type="string" table:style-name="ce2">
            <text:p><text:span text:style-name="T1">89.92%</text:span></text:p>
          </table:table-cell>
          <table:table-cell office:value-type="float" office:value="3388" table:style-name="ce2">
            <text:p>3388</text:p>
          </table:table-cell>
          <table:table-cell office:value-type="float" office:value="26540103" table:style-name="ce2">
            <text:p>26540103</text:p>
          </table:table-cell>
          <table:table-cell office:value-type="float" office:value="11853409" table:style-name="ce2">
            <text:p>11853409</text:p>
          </table:table-cell>
          <table:table-cell office:value-type="float" office:value="40290014" table:style-name="ce1">
            <text:p>402900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8081" table:style-name="ce2">
            <text:p>8081</text:p>
          </table:table-cell>
          <table:table-cell office:value-type="string" table:style-name="ce2">
            <text:p><text:span text:style-name="T1">56.92%</text:span></text:p>
          </table:table-cell>
          <table:table-cell office:value-type="float" office:value="2520" table:style-name="ce2">
            <text:p>2520</text:p>
          </table:table-cell>
          <table:table-cell office:value-type="float" office:value="20361583" table:style-name="ce2">
            <text:p>20361583</text:p>
          </table:table-cell>
          <table:table-cell office:value-type="float" office:value="10060458" table:style-name="ce2">
            <text:p>10060458</text:p>
          </table:table-cell>
          <table:table-cell office:value-type="float" office:value="32192317" table:style-name="ce1">
            <text:p>321923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東⽅渡假酒店</text:span></text:p>
          </table:table-cell>
          <table:table-cell office:value-type="string" table:style-name="ce2">
            <text:p>Scenery</text:p>
          </table:table-cell>
          <table:table-cell office:value-type="float" office:value="112" table:style-name="ce2">
            <text:p>112</text:p>
          </table:table-cell>
          <table:table-cell office:value-type="float" office:value="902" table:style-name="ce2">
            <text:p>902</text:p>
          </table:table-cell>
          <table:table-cell office:value-type="string" table:style-name="ce2">
            <text:p><text:span text:style-name="T1">25.98%</text:span></text:p>
          </table:table-cell>
          <table:table-cell office:value-type="float" office:value="2762" table:style-name="ce2">
            <text:p>2762</text:p>
          </table:table-cell>
          <table:table-cell office:value-type="float" office:value="2490917" table:style-name="ce2">
            <text:p>2490917</text:p>
          </table:table-cell>
          <table:table-cell office:value-type="float" office:value="2037037" table:style-name="ce2">
            <text:p>2037037</text:p>
          </table:table-cell>
          <table:table-cell office:value-type="float" office:value="4527954" table:style-name="ce1">
            <text:p>45279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ong</text:span><text:span text:style-name="T1"><text:s/>Fang</text:span><text:span text:style-name="T1"><text:s/>Du</text:span><text:span text:style-name="T1"><text:s/>Jia</text:span><text:span text:style-name="T1"><text:s/>Jiudian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4122" table:style-name="ce2">
            <text:p>4122</text:p>
          </table:table-cell>
          <table:table-cell office:value-type="string" table:style-name="ce2">
            <text:p><text:span text:style-name="T1">73.06%</text:span></text:p>
          </table:table-cell>
          <table:table-cell office:value-type="float" office:value="3577" table:style-name="ce2">
            <text:p>3577</text:p>
          </table:table-cell>
          <table:table-cell office:value-type="float" office:value="14745176" table:style-name="ce2">
            <text:p>14745176</text:p>
          </table:table-cell>
          <table:table-cell office:value-type="float" office:value="8589155" table:style-name="ce2">
            <text:p>8589155</text:p>
          </table:table-cell>
          <table:table-cell office:value-type="float" office:value="26759367" table:style-name="ce1">
            <text:p>267593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2789" table:style-name="ce2">
            <text:p>2789</text:p>
          </table:table-cell>
          <table:table-cell office:value-type="string" table:style-name="ce2">
            <text:p><text:span text:style-name="T1">56.23%</text:span></text:p>
          </table:table-cell>
          <table:table-cell office:value-type="float" office:value="6573" table:style-name="ce2">
            <text:p>6573</text:p>
          </table:table-cell>
          <table:table-cell office:value-type="float" office:value="18331586" table:style-name="ce2">
            <text:p>18331586</text:p>
          </table:table-cell>
          <table:table-cell office:value-type="float" office:value="6727083" table:style-name="ce2">
            <text:p>6727083</text:p>
          </table:table-cell>
          <table:table-cell office:value-type="float" office:value="27886359" table:style-name="ce1">
            <text:p>278863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1327" table:style-name="ce2">
            <text:p>1327</text:p>
          </table:table-cell>
          <table:table-cell office:value-type="string" table:style-name="ce2">
            <text:p><text:span text:style-name="T1">24.60%</text:span></text:p>
          </table:table-cell>
          <table:table-cell office:value-type="float" office:value="4216" table:style-name="ce2">
            <text:p>4216</text:p>
          </table:table-cell>
          <table:table-cell office:value-type="float" office:value="5594269" table:style-name="ce2">
            <text:p>5594269</text:p>
          </table:table-cell>
          <table:table-cell office:value-type="float" office:value="3237351" table:style-name="ce2">
            <text:p>3237351</text:p>
          </table:table-cell>
          <table:table-cell office:value-type="float" office:value="9287309" table:style-name="ce1">
            <text:p>92873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1274" table:style-name="ce2">
            <text:p>1274</text:p>
          </table:table-cell>
          <table:table-cell office:value-type="string" table:style-name="ce2">
            <text:p><text:span text:style-name="T1">21.74%</text:span></text:p>
          </table:table-cell>
          <table:table-cell office:value-type="float" office:value="1980" table:style-name="ce2">
            <text:p>1980</text:p>
          </table:table-cell>
          <table:table-cell office:value-type="float" office:value="2522975" table:style-name="ce2">
            <text:p>2522975</text:p>
          </table:table-cell>
          <table:table-cell office:value-type="float" office:value="828132" table:style-name="ce2">
            <text:p>828132</text:p>
          </table:table-cell>
          <table:table-cell office:value-type="float" office:value="3737543" table:style-name="ce1">
            <text:p>37375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571" table:style-name="ce2">
            <text:p>571</text:p>
          </table:table-cell>
          <table:table-cell office:value-type="string" table:style-name="ce2">
            <text:p><text:span text:style-name="T1">52.63%</text:span></text:p>
          </table:table-cell>
          <table:table-cell office:value-type="float" office:value="6956" table:style-name="ce2">
            <text:p>6956</text:p>
          </table:table-cell>
          <table:table-cell office:value-type="float" office:value="3971782" table:style-name="ce2">
            <text:p>3971782</text:p>
          </table:table-cell>
          <table:table-cell office:value-type="float" office:value="0" table:style-name="ce2">
            <text:p>0</text:p>
          </table:table-cell>
          <table:table-cell office:value-type="float" office:value="3971782" table:style-name="ce1">
            <text:p>39717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阿⾥⼭賓館(新館)</text:span></text:p>
          </table:table-cell>
          <table:table-cell office:value-type="string" table:style-name="ce2">
            <text:p>Scenery</text:p>
          </table:table-cell>
          <table:table-cell office:value-type="float" office:value="102" table:style-name="ce2">
            <text:p>102</text:p>
          </table:table-cell>
          <table:table-cell office:value-type="float" office:value="2830" table:style-name="ce2">
            <text:p>2830</text:p>
          </table:table-cell>
          <table:table-cell office:value-type="string" table:style-name="ce2">
            <text:p><text:span text:style-name="T1">89.50%</text:span></text:p>
          </table:table-cell>
          <table:table-cell office:value-type="float" office:value="6852" table:style-name="ce2">
            <text:p>6852</text:p>
          </table:table-cell>
          <table:table-cell office:value-type="float" office:value="19391641" table:style-name="ce2">
            <text:p>19391641</text:p>
          </table:table-cell>
          <table:table-cell office:value-type="float" office:value="9561628" table:style-name="ce2">
            <text:p>9561628</text:p>
          </table:table-cell>
          <table:table-cell office:value-type="float" office:value="29517338" table:style-name="ce1">
            <text:p>295173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175" table:style-name="ce2">
            <text:p>175</text:p>
          </table:table-cell>
          <table:table-cell office:value-type="float" office:value="1136" table:style-name="ce2">
            <text:p>1136</text:p>
          </table:table-cell>
          <table:table-cell office:value-type="string" table:style-name="ce2">
            <text:p><text:span text:style-name="T1">20.94%</text:span></text:p>
          </table:table-cell>
          <table:table-cell office:value-type="float" office:value="2672" table:style-name="ce2">
            <text:p>2672</text:p>
          </table:table-cell>
          <table:table-cell office:value-type="float" office:value="3035615" table:style-name="ce2">
            <text:p>3035615</text:p>
          </table:table-cell>
          <table:table-cell office:value-type="float" office:value="718965" table:style-name="ce2">
            <text:p>718965</text:p>
          </table:table-cell>
          <table:table-cell office:value-type="float" office:value="3898980" table:style-name="ce1">
            <text:p>38989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淡⽔漁⼈碼頭</text:span></text:p>
          </table:table-cell>
          <table:table-cell office:value-type="string" table:style-name="ce2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2687" table:style-name="ce2">
            <text:p>2687</text:p>
          </table:table-cell>
          <table:table-cell office:value-type="string" table:style-name="ce2">
            <text:p><text:span text:style-name="T1">43.78%</text:span></text:p>
          </table:table-cell>
          <table:table-cell office:value-type="float" office:value="4225" table:style-name="ce2">
            <text:p>4225</text:p>
          </table:table-cell>
          <table:table-cell office:value-type="float" office:value="11353071" table:style-name="ce2">
            <text:p>11353071</text:p>
          </table:table-cell>
          <table:table-cell office:value-type="float" office:value="14970859" table:style-name="ce2">
            <text:p>14970859</text:p>
          </table:table-cell>
          <table:table-cell office:value-type="float" office:value="28069285" table:style-name="ce1">
            <text:p>280692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⼤板根渡假酒店</text:span></text:p>
          </table:table-cell>
          <table:table-cell office:value-type="string" table:style-name="ce2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2443" table:style-name="ce2">
            <text:p>2443</text:p>
          </table:table-cell>
          <table:table-cell office:value-type="string" table:style-name="ce2">
            <text:p><text:span text:style-name="T1">82.95%</text:span></text:p>
          </table:table-cell>
          <table:table-cell office:value-type="float" office:value="4611" table:style-name="ce2">
            <text:p>4611</text:p>
          </table:table-cell>
          <table:table-cell office:value-type="float" office:value="11265386" table:style-name="ce2">
            <text:p>11265386</text:p>
          </table:table-cell>
          <table:table-cell office:value-type="float" office:value="11360278" table:style-name="ce2">
            <text:p>11360278</text:p>
          </table:table-cell>
          <table:table-cell office:value-type="float" office:value="36675859" table:style-name="ce1">
            <text:p>366758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板橋凱撒⼤飯店</text:span></text:p>
          </table:table-cell>
          <table:table-cell office:value-type="string" table:style-name="ce2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8924" table:style-name="ce2">
            <text:p>8924</text:p>
          </table:table-cell>
          <table:table-cell office:value-type="string" table:style-name="ce2">
            <text:p><text:span text:style-name="T1">71.97%</text:span></text:p>
          </table:table-cell>
          <table:table-cell office:value-type="float" office:value="3432" table:style-name="ce2">
            <text:p>3432</text:p>
          </table:table-cell>
          <table:table-cell office:value-type="float" office:value="30626725" table:style-name="ce2">
            <text:p>30626725</text:p>
          </table:table-cell>
          <table:table-cell office:value-type="float" office:value="13569794" table:style-name="ce2">
            <text:p>13569794</text:p>
          </table:table-cell>
          <table:table-cell office:value-type="float" office:value="45202547" table:style-name="ce1">
            <text:p>452025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南⼤飯店</text:span></text:p>
          </table:table-cell>
          <table:table-cell office:value-type="string" table:style-name="ce2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3000" table:style-name="ce2">
            <text:p>3000</text:p>
          </table:table-cell>
          <table:table-cell office:value-type="string" table:style-name="ce2">
            <text:p><text:span text:style-name="T1">63.67%</text:span></text:p>
          </table:table-cell>
          <table:table-cell office:value-type="float" office:value="2017" table:style-name="ce2">
            <text:p>2017</text:p>
          </table:table-cell>
          <table:table-cell office:value-type="float" office:value="6050772" table:style-name="ce2">
            <text:p>6050772</text:p>
          </table:table-cell>
          <table:table-cell office:value-type="float" office:value="7907973" table:style-name="ce2">
            <text:p>7907973</text:p>
          </table:table-cell>
          <table:table-cell office:value-type="float" office:value="14966131" table:style-name="ce1">
            <text:p>149661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⼤億麗緻酒店</text:span></text:p>
          </table:table-cell>
          <table:table-cell office:value-type="string" table:style-name="ce2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7467" table:style-name="ce2">
            <text:p>7467</text:p>
          </table:table-cell>
          <table:table-cell office:value-type="string" table:style-name="ce2">
            <text:p><text:span text:style-name="T1">76.47%</text:span></text:p>
          </table:table-cell>
          <table:table-cell office:value-type="float" office:value="2984" table:style-name="ce2">
            <text:p>2984</text:p>
          </table:table-cell>
          <table:table-cell office:value-type="float" office:value="22280118" table:style-name="ce2">
            <text:p>22280118</text:p>
          </table:table-cell>
          <table:table-cell office:value-type="float" office:value="25124854" table:style-name="ce2">
            <text:p>25124854</text:p>
          </table:table-cell>
          <table:table-cell office:value-type="float" office:value="55046600" table:style-name="ce1">
            <text:p>550466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糖⻑榮酒店(台南)</text:span></text:p>
          </table:table-cell>
          <table:table-cell office:value-type="string" table:style-name="ce2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5029" table:style-name="ce2">
            <text:p>5029</text:p>
          </table:table-cell>
          <table:table-cell office:value-type="string" table:style-name="ce2">
            <text:p><text:span text:style-name="T1">82.35%</text:span></text:p>
          </table:table-cell>
          <table:table-cell office:value-type="float" office:value="2427" table:style-name="ce2">
            <text:p>2427</text:p>
          </table:table-cell>
          <table:table-cell office:value-type="float" office:value="12207340" table:style-name="ce2">
            <text:p>12207340</text:p>
          </table:table-cell>
          <table:table-cell office:value-type="float" office:value="19989074" table:style-name="ce2">
            <text:p>19989074</text:p>
          </table:table-cell>
          <table:table-cell office:value-type="float" office:value="33706985" table:style-name="ce1">
            <text:p>337069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香格⾥拉台南遠東國際⼤飯店</text:span></text:p>
          </table:table-cell>
          <table:table-cell office:value-type="string" table:style-name="ce2">
            <text:p>Others</text:p>
          </table:table-cell>
          <table:table-cell office:value-type="float" office:value="333" table:style-name="ce2">
            <text:p>333</text:p>
          </table:table-cell>
          <table:table-cell office:value-type="float" office:value="7820" table:style-name="ce2">
            <text:p>7820</text:p>
          </table:table-cell>
          <table:table-cell office:value-type="string" table:style-name="ce2">
            <text:p><text:span text:style-name="T1">75.75%</text:span></text:p>
          </table:table-cell>
          <table:table-cell office:value-type="float" office:value="3656" table:style-name="ce2">
            <text:p>3656</text:p>
          </table:table-cell>
          <table:table-cell office:value-type="float" office:value="28590888" table:style-name="ce2">
            <text:p>28590888</text:p>
          </table:table-cell>
          <table:table-cell office:value-type="float" office:value="23579716" table:style-name="ce2">
            <text:p>23579716</text:p>
          </table:table-cell>
          <table:table-cell office:value-type="float" office:value="59021191" table:style-name="ce1">
            <text:p>590211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南⼤員皇冠假⽇酒店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592" table:style-name="ce2">
            <text:p>3592</text:p>
          </table:table-cell>
          <table:table-cell office:value-type="string" table:style-name="ce2">
            <text:p><text:span text:style-name="T1">50.16%</text:span></text:p>
          </table:table-cell>
          <table:table-cell office:value-type="float" office:value="3091" table:style-name="ce2">
            <text:p>3091</text:p>
          </table:table-cell>
          <table:table-cell office:value-type="float" office:value="11102078" table:style-name="ce2">
            <text:p>11102078</text:p>
          </table:table-cell>
          <table:table-cell office:value-type="float" office:value="11929276" table:style-name="ce2">
            <text:p>11929276</text:p>
          </table:table-cell>
          <table:table-cell office:value-type="float" office:value="25332617" table:style-name="ce1">
            <text:p>253326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蘭城晶英酒店</text:span></text:p>
          </table:table-cell>
          <table:table-cell office:value-type="string" table:style-name="ce2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2610" table:style-name="ce2">
            <text:p>2610</text:p>
          </table:table-cell>
          <table:table-cell office:value-type="string" table:style-name="ce2">
            <text:p><text:span text:style-name="T1">43.62%</text:span></text:p>
          </table:table-cell>
          <table:table-cell office:value-type="float" office:value="8700" table:style-name="ce2">
            <text:p>8700</text:p>
          </table:table-cell>
          <table:table-cell office:value-type="float" office:value="22706676" table:style-name="ce2">
            <text:p>22706676</text:p>
          </table:table-cell>
          <table:table-cell office:value-type="float" office:value="25631282" table:style-name="ce2">
            <text:p>25631282</text:p>
          </table:table-cell>
          <table:table-cell office:value-type="float" office:value="54297407" table:style-name="ce1">
            <text:p>542974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鳳凰酒店(礁溪)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4278" table:style-name="ce2">
            <text:p>4278</text:p>
          </table:table-cell>
          <table:table-cell office:value-type="string" table:style-name="ce2">
            <text:p><text:span text:style-name="T1">59.74%</text:span></text:p>
          </table:table-cell>
          <table:table-cell office:value-type="float" office:value="5552" table:style-name="ce2">
            <text:p>5552</text:p>
          </table:table-cell>
          <table:table-cell office:value-type="float" office:value="23752805" table:style-name="ce2">
            <text:p>23752805</text:p>
          </table:table-cell>
          <table:table-cell office:value-type="float" office:value="15503922" table:style-name="ce2">
            <text:p>15503922</text:p>
          </table:table-cell>
          <table:table-cell office:value-type="float" office:value="45892524" table:style-name="ce1">
            <text:p>458925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綠舞國際觀光飯店</text:span></text:p>
          </table:table-cell>
          <table:table-cell office:value-type="string" table:style-name="ce2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691" table:style-name="ce2">
            <text:p>691</text:p>
          </table:table-cell>
          <table:table-cell office:value-type="string" table:style-name="ce2">
            <text:p><text:span text:style-name="T1">21.43%</text:span></text:p>
          </table:table-cell>
          <table:table-cell office:value-type="float" office:value="5684" table:style-name="ce2">
            <text:p>5684</text:p>
          </table:table-cell>
          <table:table-cell office:value-type="float" office:value="3927613" table:style-name="ce2">
            <text:p>3927613</text:p>
          </table:table-cell>
          <table:table-cell office:value-type="float" office:value="3150383" table:style-name="ce2">
            <text:p>3150383</text:p>
          </table:table-cell>
          <table:table-cell office:value-type="float" office:value="8542419" table:style-name="ce1">
            <text:p>85424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麒麟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1351" table:style-name="ce2">
            <text:p>1351</text:p>
          </table:table-cell>
          <table:table-cell office:value-type="string" table:style-name="ce2">
            <text:p><text:span text:style-name="T1">26.10%</text:span></text:p>
          </table:table-cell>
          <table:table-cell office:value-type="float" office:value="4940" table:style-name="ce2">
            <text:p>4940</text:p>
          </table:table-cell>
          <table:table-cell office:value-type="float" office:value="6673945" table:style-name="ce2">
            <text:p>6673945</text:p>
          </table:table-cell>
          <table:table-cell office:value-type="float" office:value="1398490" table:style-name="ce2">
            <text:p>1398490</text:p>
          </table:table-cell>
          <table:table-cell office:value-type="float" office:value="8330309" table:style-name="ce1">
            <text:p>83303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Kili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娜路彎⼤酒店</text:span></text:p>
          </table:table-cell>
          <table:table-cell office:value-type="string" table:style-name="ce2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4518" table:style-name="ce2">
            <text:p>4518</text:p>
          </table:table-cell>
          <table:table-cell office:value-type="string" table:style-name="ce2">
            <text:p><text:span text:style-name="T1">52.81%</text:span></text:p>
          </table:table-cell>
          <table:table-cell office:value-type="float" office:value="3420" table:style-name="ce2">
            <text:p>3420</text:p>
          </table:table-cell>
          <table:table-cell office:value-type="float" office:value="15450083" table:style-name="ce2">
            <text:p>15450083</text:p>
          </table:table-cell>
          <table:table-cell office:value-type="float" office:value="11932171" table:style-name="ce2">
            <text:p>11932171</text:p>
          </table:table-cell>
          <table:table-cell office:value-type="float" office:value="31704348" table:style-name="ce1">
            <text:p>317043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澎湖福朋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4276" table:style-name="ce2">
            <text:p>4276</text:p>
          </table:table-cell>
          <table:table-cell office:value-type="string" table:style-name="ce2">
            <text:p><text:span text:style-name="T1">41.67%</text:span></text:p>
          </table:table-cell>
          <table:table-cell office:value-type="float" office:value="1911" table:style-name="ce2">
            <text:p>1911</text:p>
          </table:table-cell>
          <table:table-cell office:value-type="float" office:value="8170608" table:style-name="ce2">
            <text:p>8170608</text:p>
          </table:table-cell>
          <table:table-cell office:value-type="float" office:value="12736579" table:style-name="ce2">
            <text:p>12736579</text:p>
          </table:table-cell>
          <table:table-cell office:value-type="float" office:value="23940467" table:style-name="ce1">
            <text:p>239404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耐斯王⼦⼤飯店</text:span></text:p>
          </table:table-cell>
          <table:table-cell office:value-type="string" table:style-name="ce2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4955" table:style-name="ce2">
            <text:p>4955</text:p>
          </table:table-cell>
          <table:table-cell office:value-type="string" table:style-name="ce2">
            <text:p><text:span text:style-name="T1">65.24%</text:span></text:p>
          </table:table-cell>
          <table:table-cell office:value-type="float" office:value="2099" table:style-name="ce2">
            <text:p>2099</text:p>
          </table:table-cell>
          <table:table-cell office:value-type="float" office:value="10402601" table:style-name="ce2">
            <text:p>10402601</text:p>
          </table:table-cell>
          <table:table-cell office:value-type="float" office:value="14007970" table:style-name="ce2">
            <text:p>14007970</text:p>
          </table:table-cell>
          <table:table-cell office:value-type="float" office:value="25721524" table:style-name="ce1">
            <text:p>257215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和昇帝景飯店</text:span></text:p>
          </table:table-cell>
          <table:table-cell office:value-type="string" table:style-name="ce2">
            <text:p>Others</text:p>
          </table:table-cell>
          <table:table-cell office:value-type="float" office:value="60" table:style-name="ce2">
            <text:p>60</text:p>
          </table:table-cell>
          <table:table-cell office:value-type="float" office:value="988" table:style-name="ce2">
            <text:p>988</text:p>
          </table:table-cell>
          <table:table-cell office:value-type="string" table:style-name="ce2">
            <text:p><text:span text:style-name="T1">53.12%</text:span></text:p>
          </table:table-cell>
          <table:table-cell office:value-type="float" office:value="2554" table:style-name="ce2">
            <text:p>2554</text:p>
          </table:table-cell>
          <table:table-cell office:value-type="float" office:value="2523810" table:style-name="ce2">
            <text:p>2523810</text:p>
          </table:table-cell>
          <table:table-cell office:value-type="float" office:value="5850" table:style-name="ce2">
            <text:p>5850</text:p>
          </table:table-cell>
          <table:table-cell office:value-type="float" office:value="2529660" table:style-name="ce1">
            <text:p>25296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ake.sunrisein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瓏⼭林台北中和飯店</text:span></text:p>
          </table:table-cell>
          <table:table-cell office:value-type="string" table:style-name="ce2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1605" table:style-name="ce2">
            <text:p>1605</text:p>
          </table:table-cell>
          <table:table-cell office:value-type="string" table:style-name="ce2">
            <text:p><text:span text:style-name="T1">41.09%</text:span></text:p>
          </table:table-cell>
          <table:table-cell office:value-type="float" office:value="2688" table:style-name="ce2">
            <text:p>2688</text:p>
          </table:table-cell>
          <table:table-cell office:value-type="float" office:value="4314355" table:style-name="ce2">
            <text:p>4314355</text:p>
          </table:table-cell>
          <table:table-cell office:value-type="float" office:value="2306756" table:style-name="ce2">
            <text:p>2306756</text:p>
          </table:table-cell>
          <table:table-cell office:value-type="float" office:value="7972735" table:style-name="ce1">
            <text:p>79727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碧特弗⼤飯店</text:span></text:p>
          </table:table-cell>
          <table:table-cell office:value-type="string" table:style-name="ce2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818" table:style-name="ce2">
            <text:p>818</text:p>
          </table:table-cell>
          <table:table-cell office:value-type="string" table:style-name="ce2">
            <text:p><text:span text:style-name="T1">48.86%</text:span></text:p>
          </table:table-cell>
          <table:table-cell office:value-type="float" office:value="2085" table:style-name="ce2">
            <text:p>2085</text:p>
          </table:table-cell>
          <table:table-cell office:value-type="float" office:value="1705335" table:style-name="ce2">
            <text:p>1705335</text:p>
          </table:table-cell>
          <table:table-cell office:value-type="float" office:value="103083" table:style-name="ce2">
            <text:p>103083</text:p>
          </table:table-cell>
          <table:table-cell office:value-type="float" office:value="1808418" table:style-name="ce1">
            <text:p>18084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麗春天⼤飯店</text:span></text:p>
          </table:table-cell>
          <table:table-cell office:value-type="string" table:style-name="ce2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517" table:style-name="ce2">
            <text:p>517</text:p>
          </table:table-cell>
          <table:table-cell office:value-type="string" table:style-name="ce2">
            <text:p><text:span text:style-name="T1">49.05%</text:span></text:p>
          </table:table-cell>
          <table:table-cell office:value-type="float" office:value="2100" table:style-name="ce2">
            <text:p>2100</text:p>
          </table:table-cell>
          <table:table-cell office:value-type="float" office:value="1085721" table:style-name="ce2">
            <text:p>1085721</text:p>
          </table:table-cell>
          <table:table-cell office:value-type="float" office:value="136644" table:style-name="ce2">
            <text:p>136644</text:p>
          </table:table-cell>
          <table:table-cell office:value-type="float" office:value="1222365" table:style-name="ce1">
            <text:p>12223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遠百企業觀光旅館</text:span></text:p>
          </table:table-cell>
          <table:table-cell office:value-type="string" table:style-name="ce2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<text:span text:style-name="T1">6.21%</text:span></text:p>
          </table:table-cell>
          <table:table-cell office:value-type="float" office:value="1003" table:style-name="ce2">
            <text:p>1003</text:p>
          </table:table-cell>
          <table:table-cell office:value-type="float" office:value="77200" table:style-name="ce2">
            <text:p>77200</text:p>
          </table:table-cell>
          <table:table-cell office:value-type="float" office:value="0" table:style-name="ce2">
            <text:p>0</text:p>
          </table:table-cell>
          <table:table-cell office:value-type="float" office:value="77200" table:style-name="ce1">
            <text:p>772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幼獅⼤飯店</text:span></text:p>
          </table:table-cell>
          <table:table-cell office:value-type="string" table:style-name="ce2">
            <text:p>Others</text:p>
          </table:table-cell>
          <table:table-cell office:value-type="float" office:value="53" table:style-name="ce2">
            <text:p>53</text:p>
          </table:table-cell>
          <table:table-cell office:value-type="float" office:value="396" table:style-name="ce2">
            <text:p>396</text:p>
          </table:table-cell>
          <table:table-cell office:value-type="string" table:style-name="ce2">
            <text:p><text:span text:style-name="T1">24.10%</text:span></text:p>
          </table:table-cell>
          <table:table-cell office:value-type="float" office:value="1103" table:style-name="ce2">
            <text:p>1103</text:p>
          </table:table-cell>
          <table:table-cell office:value-type="float" office:value="436980" table:style-name="ce2">
            <text:p>436980</text:p>
          </table:table-cell>
          <table:table-cell office:value-type="float" office:value="0" table:style-name="ce2">
            <text:p>0</text:p>
          </table:table-cell>
          <table:table-cell office:value-type="float" office:value="465540" table:style-name="ce1">
            <text:p>4655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io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⼭泉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2136" table:style-name="ce2">
            <text:p>2136</text:p>
          </table:table-cell>
          <table:table-cell office:value-type="string" table:style-name="ce2">
            <text:p><text:span text:style-name="T1">41.26%</text:span></text:p>
          </table:table-cell>
          <table:table-cell office:value-type="float" office:value="2145" table:style-name="ce2">
            <text:p>2145</text:p>
          </table:table-cell>
          <table:table-cell office:value-type="float" office:value="4581453" table:style-name="ce2">
            <text:p>4581453</text:p>
          </table:table-cell>
          <table:table-cell office:value-type="float" office:value="51549" table:style-name="ce2">
            <text:p>51549</text:p>
          </table:table-cell>
          <table:table-cell office:value-type="float" office:value="4876844" table:style-name="ce1">
            <text:p>48768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悅川酒店</text:span></text:p>
          </table:table-cell>
          <table:table-cell office:value-type="string" table:style-name="ce2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2131" table:style-name="ce2">
            <text:p>2131</text:p>
          </table:table-cell>
          <table:table-cell office:value-type="string" table:style-name="ce2">
            <text:p><text:span text:style-name="T1">66.74%</text:span></text:p>
          </table:table-cell>
          <table:table-cell office:value-type="float" office:value="2730" table:style-name="ce2">
            <text:p>2730</text:p>
          </table:table-cell>
          <table:table-cell office:value-type="float" office:value="5818284" table:style-name="ce2">
            <text:p>5818284</text:p>
          </table:table-cell>
          <table:table-cell office:value-type="float" office:value="5697805" table:style-name="ce2">
            <text:p>5697805</text:p>
          </table:table-cell>
          <table:table-cell office:value-type="float" office:value="11866928" table:style-name="ce1">
            <text:p>118669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Walde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東桂⽥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290" table:style-name="ce2">
            <text:p>290</text:p>
          </table:table-cell>
          <table:table-cell office:value-type="float" office:value="4009" table:style-name="ce2">
            <text:p>4009</text:p>
          </table:table-cell>
          <table:table-cell office:value-type="string" table:style-name="ce2">
            <text:p><text:span text:style-name="T1">44.59%</text:span></text:p>
          </table:table-cell>
          <table:table-cell office:value-type="float" office:value="2599" table:style-name="ce2">
            <text:p>2599</text:p>
          </table:table-cell>
          <table:table-cell office:value-type="float" office:value="10421365" table:style-name="ce2">
            <text:p>10421365</text:p>
          </table:table-cell>
          <table:table-cell office:value-type="float" office:value="11095005" table:style-name="ce2">
            <text:p>11095005</text:p>
          </table:table-cell>
          <table:table-cell office:value-type="float" office:value="22185084" table:style-name="ce1">
            <text:p>221850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寶華⼤飯店</text:span></text:p>
          </table:table-cell>
          <table:table-cell office:value-type="string" table:style-name="ce2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157" table:style-name="ce2">
            <text:p>157</text:p>
          </table:table-cell>
          <table:table-cell office:value-type="string" table:style-name="ce2">
            <text:p><text:span text:style-name="T1">6.49%</text:span></text:p>
          </table:table-cell>
          <table:table-cell office:value-type="float" office:value="1205" table:style-name="ce2">
            <text:p>1205</text:p>
          </table:table-cell>
          <table:table-cell office:value-type="float" office:value="189176" table:style-name="ce2">
            <text:p>189176</text:p>
          </table:table-cell>
          <table:table-cell office:value-type="float" office:value="0" table:style-name="ce2">
            <text:p>0</text:p>
          </table:table-cell>
          <table:table-cell office:value-type="float" office:value="191176" table:style-name="ce1">
            <text:p>1911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owa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桂冠酒店(基隆)</text:span></text:p>
          </table:table-cell>
          <table:table-cell office:value-type="string" table:style-name="ce2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3541" table:style-name="ce2">
            <text:p>3541</text:p>
          </table:table-cell>
          <table:table-cell office:value-type="string" table:style-name="ce2">
            <text:p><text:span text:style-name="T1">81.59%</text:span></text:p>
          </table:table-cell>
          <table:table-cell office:value-type="float" office:value="2350" table:style-name="ce2">
            <text:p>2350</text:p>
          </table:table-cell>
          <table:table-cell office:value-type="float" office:value="8322988" table:style-name="ce2">
            <text:p>8322988</text:p>
          </table:table-cell>
          <table:table-cell office:value-type="float" office:value="4929411" table:style-name="ce2">
            <text:p>4929411</text:p>
          </table:table-cell>
          <table:table-cell office:value-type="float" office:value="16210917" table:style-name="ce1">
            <text:p>162109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鈺通⼤飯店</text:span></text:p>
          </table:table-cell>
          <table:table-cell office:value-type="string" table:style-name="ce2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1261" table:style-name="ce2">
            <text:p>1261</text:p>
          </table:table-cell>
          <table:table-cell office:value-type="string" table:style-name="ce2">
            <text:p><text:span text:style-name="T1">33.90%</text:span></text:p>
          </table:table-cell>
          <table:table-cell office:value-type="float" office:value="1999" table:style-name="ce2">
            <text:p>1999</text:p>
          </table:table-cell>
          <table:table-cell office:value-type="float" office:value="2520436" table:style-name="ce2">
            <text:p>2520436</text:p>
          </table:table-cell>
          <table:table-cell office:value-type="float" office:value="5018248" table:style-name="ce2">
            <text:p>5018248</text:p>
          </table:table-cell>
          <table:table-cell office:value-type="float" office:value="7552185" table:style-name="ce1">
            <text:p>75521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uh-Tong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陸島酒店</text:span></text:p>
          </table:table-cell>
          <table:table-cell office:value-type="string" table:style-name="ce2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375" table:style-name="ce2">
            <text:p>375</text:p>
          </table:table-cell>
          <table:table-cell office:value-type="string" table:style-name="ce2">
            <text:p><text:span text:style-name="T1">25.74%</text:span></text:p>
          </table:table-cell>
          <table:table-cell office:value-type="float" office:value="1840" table:style-name="ce2">
            <text:p>1840</text:p>
          </table:table-cell>
          <table:table-cell office:value-type="float" office:value="690103" table:style-name="ce2">
            <text:p>690103</text:p>
          </table:table-cell>
          <table:table-cell office:value-type="float" office:value="59840" table:style-name="ce2">
            <text:p>59840</text:p>
          </table:table-cell>
          <table:table-cell office:value-type="float" office:value="768523" table:style-name="ce1">
            <text:p>7685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UDAO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樂樂⽇暉溫泉酒店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<text:span text:style-name="T1">0.00%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J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emmayianpan</dc:creator>
    <meta:creation-date>2006-09-13T11:21:51Z</meta:creation-date>
    <dc:date>2021-03-24T19:53:07Z</dc:date>
  </office:meta>
</office:document-meta>
</file>